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a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</table:table-row>
        <table:table-row table:style-name="ro1">
          <table:table-cell office:value-type="string" calcext:value-type="string">
            <text:p>test_acc_holdout: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2222" calcext:value-type="float">
            <text:p>0.972222</text:p>
          </table:table-cell>
          <table:table-cell/>
          <table:table-cell table:number-columns-repeated="2" office:value-type="float" office:value="0.929825" calcext:value-type="float">
            <text:p>0.929825</text:p>
          </table:table-cell>
          <table:table-cell/>
          <table:table-cell table:number-columns-repeated="2" office:value-type="float" office:value="0.76" calcext:value-type="float">
            <text:p>0.76</text:p>
          </table:table-cell>
          <table:table-cell/>
          <table:table-cell office:value-type="float" office:value="0.824685" calcext:value-type="float">
            <text:p>0.824685</text:p>
          </table:table-cell>
          <table:table-cell office:value-type="float" office:value="0.826527" calcext:value-type="float">
            <text:p>0.826527</text:p>
          </table:table-cell>
          <table:table-cell/>
          <table:table-cell table:number-columns-repeated="2" office:value-type="float" office:value="0.724138" calcext:value-type="float">
            <text:p>0.724138</text:p>
          </table:table-cell>
        </table:table-row>
        <table:table-row table:style-name="ro1">
          <table:table-cell table:number-columns-repeated="2" office:value-type="float" office:value="0.885714" calcext:value-type="float">
            <text:p>0.885714</text:p>
          </table:table-cell>
          <table:table-cell/>
          <table:table-cell office:value-type="float" office:value="0.982456" calcext:value-type="float">
            <text:p>0.982456</text:p>
          </table:table-cell>
          <table:table-cell office:value-type="float" office:value="0.964912" calcext:value-type="float">
            <text:p>0.964912</text:p>
          </table:table-cell>
          <table:table-cell/>
          <table:table-cell office:value-type="float" office:value="0.786667" calcext:value-type="float">
            <text:p>0.786667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813882" calcext:value-type="float">
            <text:p>0.813882</text:p>
          </table:table-cell>
          <table:table-cell office:value-type="float" office:value="0.821253" calcext:value-type="float">
            <text:p>0.821253</text:p>
          </table:table-cell>
          <table:table-cell/>
          <table:table-cell table:number-columns-repeated="2" office:value-type="float" office:value="0.724138" calcext:value-type="float">
            <text:p>0.724138</text:p>
          </table:table-cell>
        </table:table-row>
        <table:table-row table:style-name="ro1">
          <table:table-cell table:number-columns-repeated="2" office:value-type="float" office:value="0.971429" calcext:value-type="float">
            <text:p>0.971429</text:p>
          </table:table-cell>
          <table:table-cell/>
          <table:table-cell office:value-type="float" office:value="0.912281" calcext:value-type="float">
            <text:p>0.912281</text:p>
          </table:table-cell>
          <table:table-cell office:value-type="float" office:value="0.929825" calcext:value-type="float">
            <text:p>0.929825</text:p>
          </table:table-cell>
          <table:table-cell/>
          <table:table-cell table:number-columns-repeated="2" office:value-type="float" office:value="0.76" calcext:value-type="float">
            <text:p>0.76</text:p>
          </table:table-cell>
          <table:table-cell/>
          <table:table-cell office:value-type="float" office:value="0.807125" calcext:value-type="float">
            <text:p>0.807125</text:p>
          </table:table-cell>
          <table:table-cell office:value-type="float" office:value="0.816339" calcext:value-type="float">
            <text:p>0.816339</text:p>
          </table:table-cell>
          <table:table-cell/>
          <table:table-cell office:value-type="float" office:value="0.724138" calcext:value-type="float">
            <text:p>0.724138</text:p>
          </table:table-cell>
          <table:table-cell office:value-type="float" office:value="0.706897" calcext:value-type="float">
            <text:p>0.706897</text:p>
          </table:table-cell>
        </table:table-row>
        <table:table-row table:style-name="ro1">
          <table:table-cell office:value-type="float" office:value="0.942857" calcext:value-type="float">
            <text:p>0.942857</text:p>
          </table:table-cell>
          <table:table-cell office:value-type="float" office:value="0.914286" calcext:value-type="float">
            <text:p>0.914286</text:p>
          </table:table-cell>
          <table:table-cell/>
          <table:table-cell table:number-columns-repeated="2" office:value-type="float" office:value="0.929825" calcext:value-type="float">
            <text:p>0.929825</text:p>
          </table:table-cell>
          <table:table-cell/>
          <table:table-cell office:value-type="float" office:value="0.733333" calcext:value-type="float">
            <text:p>0.73333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811118" calcext:value-type="float">
            <text:p>0.811118</text:p>
          </table:table-cell>
          <table:table-cell office:value-type="float" office:value="0.818182" calcext:value-type="float">
            <text:p>0.818182</text:p>
          </table:table-cell>
          <table:table-cell/>
          <table:table-cell office:value-type="float" office:value="0.758621" calcext:value-type="float">
            <text:p>0.758621</text:p>
          </table:table-cell>
          <table:table-cell office:value-type="float" office:value="0.724138" calcext:value-type="float">
            <text:p>0.724138</text:p>
          </table:table-cell>
        </table:table-row>
        <table:table-row table:style-name="ro1">
          <table:table-cell table:number-columns-repeated="2" office:value-type="float" office:value="0.971429" calcext:value-type="float">
            <text:p>0.971429</text:p>
          </table:table-cell>
          <table:table-cell/>
          <table:table-cell table:number-columns-repeated="2" office:value-type="float" office:value="0.947368" calcext:value-type="float">
            <text:p>0.947368</text:p>
          </table:table-cell>
          <table:table-cell/>
          <table:table-cell office:value-type="float" office:value="0.773333" calcext:value-type="float">
            <text:p>0.77333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777334" calcext:value-type="float">
            <text:p>0.777334</text:p>
          </table:table-cell>
          <table:table-cell office:value-type="float" office:value="0.819717" calcext:value-type="float">
            <text:p>0.819717</text:p>
          </table:table-cell>
          <table:table-cell/>
          <table:table-cell office:value-type="float" office:value="0.758621" calcext:value-type="float">
            <text:p>0.758621</text:p>
          </table:table-cell>
          <table:table-cell office:value-type="float" office:value="0.706897" calcext:value-type="float">
            <text:p>0.706897</text:p>
          </table:table-cell>
        </table:table-row>
        <table:table-row table:style-name="ro1">
          <table:table-cell table:number-columns-repeated="2" office:value-type="float" office:value="0.914286" calcext:value-type="float">
            <text:p>0.914286</text:p>
          </table:table-cell>
          <table:table-cell/>
          <table:table-cell table:number-columns-repeated="2" office:value-type="float" office:value="0.964912" calcext:value-type="float">
            <text:p>0.964912</text:p>
          </table:table-cell>
          <table:table-cell/>
          <table:table-cell office:value-type="float" office:value="0.733333" calcext:value-type="float">
            <text:p>0.73333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81941" calcext:value-type="float">
            <text:p>0.81941</text:p>
          </table:table-cell>
          <table:table-cell office:value-type="float" office:value="0.820639" calcext:value-type="float">
            <text:p>0.820639</text:p>
          </table:table-cell>
          <table:table-cell/>
          <table:table-cell table:number-columns-repeated="2" office:value-type="float" office:value="0.672414" calcext:value-type="float">
            <text:p>0.672414</text:p>
          </table:table-cell>
        </table:table-row>
        <table:table-row table:style-name="ro1">
          <table:table-cell office:value-type="float" office:value="0.914286" calcext:value-type="float">
            <text:p>0.914286</text:p>
          </table:table-cell>
          <table:table-cell office:value-type="float" office:value="0.857143" calcext:value-type="float">
            <text:p>0.857143</text:p>
          </table:table-cell>
          <table:table-cell/>
          <table:table-cell office:value-type="float" office:value="0.929825" calcext:value-type="float">
            <text:p>0.929825</text:p>
          </table:table-cell>
          <table:table-cell office:value-type="float" office:value="0.912281" calcext:value-type="float">
            <text:p>0.912281</text:p>
          </table:table-cell>
          <table:table-cell/>
          <table:table-cell office:value-type="float" office:value="0.693333" calcext:value-type="float">
            <text:p>0.69333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805897" calcext:value-type="float">
            <text:p>0.805897</text:p>
          </table:table-cell>
          <table:table-cell office:value-type="float" office:value="0.822174" calcext:value-type="float">
            <text:p>0.822174</text:p>
          </table:table-cell>
          <table:table-cell/>
          <table:table-cell office:value-type="float" office:value="0.672414" calcext:value-type="float">
            <text:p>0.672414</text:p>
          </table:table-cell>
          <table:table-cell office:value-type="float" office:value="0.689655" calcext:value-type="float">
            <text:p>0.6896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47368" calcext:value-type="float">
            <text:p>0.947368</text:p>
          </table:table-cell>
          <table:table-cell office:value-type="float" office:value="0.929825" calcext:value-type="float">
            <text:p>0.929825</text:p>
          </table:table-cell>
          <table:table-cell/>
          <table:table-cell table:number-columns-repeated="2" office:value-type="float" office:value="0.76" calcext:value-type="float">
            <text:p>0.76</text:p>
          </table:table-cell>
          <table:table-cell/>
          <table:table-cell office:value-type="float" office:value="0.797604" calcext:value-type="float">
            <text:p>0.797604</text:p>
          </table:table-cell>
          <table:table-cell office:value-type="float" office:value="0.816646" calcext:value-type="float">
            <text:p>0.816646</text:p>
          </table:table-cell>
          <table:table-cell/>
          <table:table-cell office:value-type="float" office:value="0.706897" calcext:value-type="float">
            <text:p>0.706897</text:p>
          </table:table-cell>
          <table:table-cell office:value-type="float" office:value="0.655172" calcext:value-type="float">
            <text:p>0.655172</text:p>
          </table:table-cell>
        </table:table-row>
        <table:table-row table:style-name="ro1">
          <table:table-cell table:number-columns-repeated="2" office:value-type="float" office:value="0.942857" calcext:value-type="float">
            <text:p>0.942857</text:p>
          </table:table-cell>
          <table:table-cell/>
          <table:table-cell office:value-type="float" office:value="0.929825" calcext:value-type="float">
            <text:p>0.929825</text:p>
          </table:table-cell>
          <table:table-cell office:value-type="float" office:value="0.912281" calcext:value-type="float">
            <text:p>0.912281</text:p>
          </table:table-cell>
          <table:table-cell/>
          <table:table-cell office:value-type="float" office:value="0.756757" calcext:value-type="float">
            <text:p>0.756757</text:p>
          </table:table-cell>
          <table:table-cell office:value-type="float" office:value="0.77027" calcext:value-type="float">
            <text:p>0.77027</text:p>
          </table:table-cell>
          <table:table-cell/>
          <table:table-cell office:value-type="float" office:value="0.799754" calcext:value-type="float">
            <text:p>0.799754</text:p>
          </table:table-cell>
          <table:table-cell office:value-type="float" office:value="0.818489" calcext:value-type="float">
            <text:p>0.818489</text:p>
          </table:table-cell>
          <table:table-cell/>
          <table:table-cell table:number-columns-repeated="2" office:value-type="float" office:value="0.706897" calcext:value-type="float">
            <text:p>0.706897</text:p>
          </table:table-cell>
        </table:table-row>
        <table:table-row table:style-name="ro1">
          <table:table-cell table:number-columns-repeated="2" office:value-type="float" office:value="0.885714" calcext:value-type="float">
            <text:p>0.885714</text:p>
          </table:table-cell>
          <table:table-cell/>
          <table:table-cell office:value-type="float" office:value="0.946429" calcext:value-type="float">
            <text:p>0.946429</text:p>
          </table:table-cell>
          <table:table-cell office:value-type="float" office:value="0.982143" calcext:value-type="float">
            <text:p>0.982143</text:p>
          </table:table-cell>
          <table:table-cell/>
          <table:table-cell office:value-type="float" office:value="0.743243" calcext:value-type="float">
            <text:p>0.743243</text:p>
          </table:table-cell>
          <table:table-cell office:value-type="float" office:value="0.77027" calcext:value-type="float">
            <text:p>0.77027</text:p>
          </table:table-cell>
          <table:table-cell/>
          <table:table-cell office:value-type="float" office:value="0.820332" calcext:value-type="float">
            <text:p>0.820332</text:p>
          </table:table-cell>
          <table:table-cell office:value-type="float" office:value="0.828317" calcext:value-type="float">
            <text:p>0.828317</text:p>
          </table:table-cell>
          <table:table-cell/>
          <table:table-cell office:value-type="float" office:value="0.754386" calcext:value-type="float">
            <text:p>0.754386</text:p>
          </table:table-cell>
          <table:table-cell office:value-type="float" office:value="0.719298" calcext:value-type="float">
            <text:p>0.71929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formula="of:=AVERAGE([.A3:.A12])" office:value-type="float" office:value="0.9428572" calcext:value-type="float">
            <text:p>0.9428572</text:p>
          </table:table-cell>
          <table:table-cell table:formula="of:=AVERAGE([.B3:.B12])" office:value-type="float" office:value="0.931508" calcext:value-type="float">
            <text:p>0.931508</text:p>
          </table:table-cell>
          <table:table-cell/>
          <table:table-cell table:formula="of:=AVERAGE([.D3:.D12])" office:value-type="float" office:value="0.9420114" calcext:value-type="float">
            <text:p>0.9420114</text:p>
          </table:table-cell>
          <table:table-cell table:formula="of:=AVERAGE([.E3:.E12])" office:value-type="float" office:value="0.9403197" calcext:value-type="float">
            <text:p>0.9403197</text:p>
          </table:table-cell>
          <table:table-cell/>
          <table:table-cell table:formula="of:=AVERAGE([.G3:.G12])" office:value-type="float" office:value="0.7499999" calcext:value-type="float">
            <text:p>0.7499999</text:p>
          </table:table-cell>
          <table:table-cell table:formula="of:=AVERAGE([.H3:.H12])" office:value-type="float" office:value="0.762054" calcext:value-type="float">
            <text:p>0.762054</text:p>
          </table:table-cell>
          <table:table-cell/>
          <table:table-cell table:formula="of:=AVERAGE([.J3:.J12])" office:value-type="float" office:value="0.8077141" calcext:value-type="float">
            <text:p>0.8077141</text:p>
          </table:table-cell>
          <table:table-cell table:formula="of:=AVERAGE([.K3:.K12])" office:value-type="float" office:value="0.8208283" calcext:value-type="float">
            <text:p>0.8208283</text:p>
          </table:table-cell>
          <table:table-cell/>
          <table:table-cell table:formula="of:=AVERAGE([.M3:.M12])" office:value-type="float" office:value="0.7202664" calcext:value-type="float">
            <text:p>0.7202664</text:p>
          </table:table-cell>
          <table:table-cell table:formula="of:=AVERAGE([.N3:.N12])" office:value-type="float" office:value="0.7029644" calcext:value-type="float">
            <text:p>0.7029644</text:p>
          </table:table-cell>
        </table:table-row>
      </table:table>
      <table:table table:name="best_mean_val_acc" table:style-name="ta1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est_mean_val_acc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.939315 (+- 0.036945)</text:p>
          </table:table-cell>
          <table:table-cell office:value-type="string" calcext:value-type="string">
            <text:p>0.952117 (+- 0.026078)</text:p>
          </table:table-cell>
          <table:table-cell/>
          <table:table-cell office:value-type="string" calcext:value-type="string">
            <text:p>0.958937 (+- 0.029607)</text:p>
          </table:table-cell>
          <table:table-cell office:value-type="string" calcext:value-type="string">
            <text:p>0.960897 (+- 0.019497)</text:p>
          </table:table-cell>
          <table:table-cell/>
          <table:table-cell office:value-type="string" calcext:value-type="string">
            <text:p>0.772695 (+- 0.028014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806784 (+- 0.009852)</text:p>
          </table:table-cell>
          <table:table-cell office:value-type="string" calcext:value-type="string">
            <text:p>0.820536 (+- 0.003599)</text:p>
          </table:table-cell>
          <table:table-cell/>
          <table:table-cell office:value-type="string" calcext:value-type="string">
            <text:p>0.715929 (+- 0.007593)</text:p>
          </table:table-cell>
          <table:table-cell office:value-type="string" calcext:value-type="string">
            <text:p>0.714006 (+- 0.005819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55544 (+- 0.029660)</text:p>
          </table:table-cell>
          <table:table-cell office:value-type="string" calcext:value-type="string">
            <text:p>0.942944 (+- 0.039981)</text:p>
          </table:table-cell>
          <table:table-cell/>
          <table:table-cell office:value-type="string" calcext:value-type="string">
            <text:p>0.956976 (+- 0.022919)</text:p>
          </table:table-cell>
          <table:table-cell office:value-type="string" calcext:value-type="string">
            <text:p>0.947285 (+- 0.021443)</text:p>
          </table:table-cell>
          <table:table-cell/>
          <table:table-cell office:value-type="string" calcext:value-type="string">
            <text:p>0.766725 (+- 0.037697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796483 (+- 0.029067)</text:p>
          </table:table-cell>
          <table:table-cell office:value-type="string" calcext:value-type="string">
            <text:p>0.821054 (+- 0.005424)</text:p>
          </table:table-cell>
          <table:table-cell/>
          <table:table-cell table:number-columns-repeated="2" office:value-type="string" calcext:value-type="string">
            <text:p>0.714006 (+- 0.005819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52218 (+- 0.029642)</text:p>
          </table:table-cell>
          <table:table-cell office:value-type="string" calcext:value-type="string">
            <text:p>0.939415 (+- 0.037023)</text:p>
          </table:table-cell>
          <table:table-cell/>
          <table:table-cell office:value-type="string" calcext:value-type="string">
            <text:p>0.951169 (+- 0.021909)</text:p>
          </table:table-cell>
          <table:table-cell office:value-type="string" calcext:value-type="string">
            <text:p>0.966780 (+- 0.015321)</text:p>
          </table:table-cell>
          <table:table-cell/>
          <table:table-cell office:value-type="string" calcext:value-type="string">
            <text:p>0.771225 (+- 0.021709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806960 (+- 0.010248)</text:p>
          </table:table-cell>
          <table:table-cell office:value-type="string" calcext:value-type="string">
            <text:p>0.821566 (+- 0.004379)</text:p>
          </table:table-cell>
          <table:table-cell/>
          <table:table-cell office:value-type="string" calcext:value-type="string">
            <text:p>0.714006 (+- 0.005819)</text:p>
          </table:table-cell>
          <table:table-cell office:value-type="string" calcext:value-type="string">
            <text:p>0.714187 (+- 0.047566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46270 (+- 0.039644)</text:p>
          </table:table-cell>
          <table:table-cell office:value-type="string" calcext:value-type="string">
            <text:p>0.952520 (+- 0.035220)</text:p>
          </table:table-cell>
          <table:table-cell/>
          <table:table-cell office:value-type="string" calcext:value-type="string">
            <text:p>0.951357 (+- 0.034788)</text:p>
          </table:table-cell>
          <table:table-cell office:value-type="string" calcext:value-type="string">
            <text:p>0.962971 (+- 0.029461)</text:p>
          </table:table-cell>
          <table:table-cell/>
          <table:table-cell office:value-type="string" calcext:value-type="string">
            <text:p>0.774188 (+- 0.040618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806449 (+- 0.006048)</text:p>
          </table:table-cell>
          <table:table-cell office:value-type="string" calcext:value-type="string">
            <text:p>0.821634 (+- 0.002884)</text:p>
          </table:table-cell>
          <table:table-cell/>
          <table:table-cell office:value-type="string" calcext:value-type="string">
            <text:p>0.735196 (+- 0.065597)</text:p>
          </table:table-cell>
          <table:table-cell office:value-type="string" calcext:value-type="string">
            <text:p>0.714006 (+- 0.005819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45867 (+- 0.043326)</text:p>
          </table:table-cell>
          <table:table-cell office:value-type="string" calcext:value-type="string">
            <text:p>0.939415 (+- 0.050551)</text:p>
          </table:table-cell>
          <table:table-cell/>
          <table:table-cell office:value-type="string" calcext:value-type="string">
            <text:p>0.945362 (+- 0.031250)</text:p>
          </table:table-cell>
          <table:table-cell office:value-type="string" calcext:value-type="string">
            <text:p>0.974623 (+- 0.017603)</text:p>
          </table:table-cell>
          <table:table-cell/>
          <table:table-cell office:value-type="string" calcext:value-type="string">
            <text:p>0.765233 (+- 0.008746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810135 (+- 0.012490)</text:p>
          </table:table-cell>
          <table:table-cell office:value-type="string" calcext:value-type="string">
            <text:p>0.821532 (+- 0.006772)</text:p>
          </table:table-cell>
          <table:table-cell/>
          <table:table-cell office:value-type="string" calcext:value-type="string">
            <text:p>0.717888 (+- 0.036181)</text:p>
          </table:table-cell>
          <table:table-cell office:value-type="string" calcext:value-type="string">
            <text:p>0.715929 (+- 0.007593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55645 (+- 0.025466)</text:p>
          </table:table-cell>
          <table:table-cell office:value-type="string" calcext:value-type="string">
            <text:p>0.952520 (+- 0.025332)</text:p>
          </table:table-cell>
          <table:table-cell/>
          <table:table-cell office:value-type="string" calcext:value-type="string">
            <text:p>0.947172 (+- 0.030420)</text:p>
          </table:table-cell>
          <table:table-cell office:value-type="string" calcext:value-type="string">
            <text:p>0.953092 (+- 0.023519)</text:p>
          </table:table-cell>
          <table:table-cell/>
          <table:table-cell office:value-type="string" calcext:value-type="string">
            <text:p>0.771093 (+- 0.016148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808600 (+- 0.010080)</text:p>
          </table:table-cell>
          <table:table-cell office:value-type="string" calcext:value-type="string">
            <text:p>0.821259 (+- 0.004665)</text:p>
          </table:table-cell>
          <table:table-cell/>
          <table:table-cell office:value-type="string" calcext:value-type="string">
            <text:p>0.727540 (+- 0.052277)</text:p>
          </table:table-cell>
          <table:table-cell office:value-type="string" calcext:value-type="string">
            <text:p>0.721807 (+- 0.053094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61895 (+- 0.037385)</text:p>
          </table:table-cell>
          <table:table-cell office:value-type="string" calcext:value-type="string">
            <text:p>0.958669 (+- 0.035291)</text:p>
          </table:table-cell>
          <table:table-cell/>
          <table:table-cell office:value-type="string" calcext:value-type="string">
            <text:p>0.949095 (+- 0.030658)</text:p>
          </table:table-cell>
          <table:table-cell office:value-type="string" calcext:value-type="string">
            <text:p>0.956938 (+- 0.017198)</text:p>
          </table:table-cell>
          <table:table-cell/>
          <table:table-cell office:value-type="string" calcext:value-type="string">
            <text:p>0.774122 (+- 0.019908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807849 (+- 0.009871)</text:p>
          </table:table-cell>
          <table:table-cell office:value-type="string" calcext:value-type="string">
            <text:p>0.820918 (+- 0.004655)</text:p>
          </table:table-cell>
          <table:table-cell/>
          <table:table-cell office:value-type="string" calcext:value-type="string">
            <text:p>0.736901 (+- 0.042798)</text:p>
          </table:table-cell>
          <table:table-cell office:value-type="string" calcext:value-type="string">
            <text:p>0.721517 (+- 0.042233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46270 (+- 0.040285)</text:p>
          </table:table-cell>
          <table:table-cell office:value-type="string" calcext:value-type="string">
            <text:p>0.933669 (+- 0.038683)</text:p>
          </table:table-cell>
          <table:table-cell/>
          <table:table-cell office:value-type="string" calcext:value-type="string">
            <text:p>0.945513 (+- 0.035325)</text:p>
          </table:table-cell>
          <table:table-cell office:value-type="string" calcext:value-type="string">
            <text:p>0.955015 (+- 0.021635)</text:p>
          </table:table-cell>
          <table:table-cell/>
          <table:table-cell office:value-type="string" calcext:value-type="string">
            <text:p>0.762291 (+- 0.022669)</text:p>
          </table:table-cell>
          <table:table-cell office:value-type="string" calcext:value-type="string">
            <text:p>0.762248 (+- 0.001609)</text:p>
          </table:table-cell>
          <table:table-cell/>
          <table:table-cell office:value-type="string" calcext:value-type="string">
            <text:p>0.795767 (+- 0.022671)</text:p>
          </table:table-cell>
          <table:table-cell office:value-type="string" calcext:value-type="string">
            <text:p>0.821635 (+- 0.004735)</text:p>
          </table:table-cell>
          <table:table-cell/>
          <table:table-cell office:value-type="string" calcext:value-type="string">
            <text:p>0.717852 (+- 0.008605)</text:p>
          </table:table-cell>
          <table:table-cell office:value-type="string" calcext:value-type="string">
            <text:p>0.721698 (+- 0.042259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43347 (+- 0.027112)</text:p>
          </table:table-cell>
          <table:table-cell office:value-type="string" calcext:value-type="string">
            <text:p>0.943246 (+- 0.030838)</text:p>
          </table:table-cell>
          <table:table-cell/>
          <table:table-cell office:value-type="string" calcext:value-type="string">
            <text:p>0.943326 (+- 0.020386)</text:p>
          </table:table-cell>
          <table:table-cell office:value-type="string" calcext:value-type="string">
            <text:p>0.949208 (+- 0.021838)</text:p>
          </table:table-cell>
          <table:table-cell/>
          <table:table-cell office:value-type="string" calcext:value-type="string">
            <text:p>0.765628 (+- 0.027451)</text:p>
          </table:table-cell>
          <table:table-cell office:value-type="string" calcext:value-type="string">
            <text:p>0.761128 (+- 0.004028)</text:p>
          </table:table-cell>
          <table:table-cell/>
          <table:table-cell office:value-type="string" calcext:value-type="string">
            <text:p>0.803310 (+- 0.009645)</text:p>
          </table:table-cell>
          <table:table-cell office:value-type="string" calcext:value-type="string">
            <text:p>0.821498 (+- 0.003669)</text:p>
          </table:table-cell>
          <table:table-cell/>
          <table:table-cell table:number-columns-repeated="2" office:value-type="string" calcext:value-type="string">
            <text:p>0.715929 (+- 0.007593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958972 (+- 0.040042)</text:p>
          </table:table-cell>
          <table:table-cell office:value-type="string" calcext:value-type="string">
            <text:p>0.962298 (+- 0.041429)</text:p>
          </table:table-cell>
          <table:table-cell/>
          <table:table-cell office:value-type="string" calcext:value-type="string">
            <text:p>0.935897 (+- 0.042127)</text:p>
          </table:table-cell>
          <table:table-cell office:value-type="string" calcext:value-type="string">
            <text:p>0.966855 (+- 0.017629)</text:p>
          </table:table-cell>
          <table:table-cell/>
          <table:table-cell office:value-type="string" calcext:value-type="string">
            <text:p>0.775966 (+- 0.032123)</text:p>
          </table:table-cell>
          <table:table-cell office:value-type="string" calcext:value-type="string">
            <text:p>0.761128 (+- 0.004028)</text:p>
          </table:table-cell>
          <table:table-cell/>
          <table:table-cell office:value-type="string" calcext:value-type="string">
            <text:p>0.809759 (+- 0.011284)</text:p>
          </table:table-cell>
          <table:table-cell office:value-type="string" calcext:value-type="string">
            <text:p>0.820406 (+- 0.005949)</text:p>
          </table:table-cell>
          <table:table-cell/>
          <table:table-cell office:value-type="string" calcext:value-type="string">
            <text:p>0.716437 (+- 0.036503)</text:p>
          </table:table-cell>
          <table:table-cell office:value-type="string" calcext:value-type="string">
            <text:p>0.714550 (+- 0.005817)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anya mean</text:p>
          </table:table-cell>
          <table:table-cell table:number-columns-repeated="63"/>
        </table:table-row>
        <table:table-row table:style-name="ro1">
          <table:table-cell table:formula="of:=VALUE(MID([.A3];1;8))" office:value-type="float" office:value="0.939315" calcext:value-type="float">
            <text:p>0.939315</text:p>
          </table:table-cell>
          <table:table-cell table:formula="of:=VALUE(MID([.B3];1;8))" office:value-type="float" office:value="0.952117" calcext:value-type="float">
            <text:p>0.952117</text:p>
          </table:table-cell>
          <table:table-cell/>
          <table:table-cell table:formula="of:=VALUE(MID([.D3];1;8))" office:value-type="float" office:value="0.958937" calcext:value-type="float">
            <text:p>0.958937</text:p>
          </table:table-cell>
          <table:table-cell table:formula="of:=VALUE(MID([.E3];1;8))" office:value-type="float" office:value="0.960897" calcext:value-type="float">
            <text:p>0.960897</text:p>
          </table:table-cell>
          <table:table-cell/>
          <table:table-cell table:formula="of:=VALUE(MID([.G3];1;8))" office:value-type="float" office:value="0.772695" calcext:value-type="float">
            <text:p>0.772695</text:p>
          </table:table-cell>
          <table:table-cell table:formula="of:=VALUE(MID([.H3];1;8))" office:value-type="float" office:value="0.762248" calcext:value-type="float">
            <text:p>0.762248</text:p>
          </table:table-cell>
          <table:table-cell/>
          <table:table-cell table:formula="of:=VALUE(MID([.J3];1;8))" office:value-type="float" office:value="0.806784" calcext:value-type="float">
            <text:p>0.806784</text:p>
          </table:table-cell>
          <table:table-cell table:formula="of:=VALUE(MID([.K3];1;8))" office:value-type="float" office:value="0.820536" calcext:value-type="float">
            <text:p>0.820536</text:p>
          </table:table-cell>
          <table:table-cell/>
          <table:table-cell table:formula="of:=VALUE(MID([.M3];1;8))" office:value-type="float" office:value="0.715929" calcext:value-type="float">
            <text:p>0.715929</text:p>
          </table:table-cell>
          <table:table-cell table:formula="of:=VALUE(MID([.N3];1;8))" office:value-type="float" office:value="0.714006" calcext:value-type="float">
            <text:p>0.714006</text:p>
          </table:table-cell>
          <table:table-cell table:number-columns-repeated="50"/>
        </table:table-row>
        <table:table-row table:style-name="ro1">
          <table:table-cell table:formula="of:=VALUE(MID([.A4];1;8))" office:value-type="float" office:value="0.955544" calcext:value-type="float">
            <text:p>0.955544</text:p>
          </table:table-cell>
          <table:table-cell table:formula="of:=VALUE(MID([.B4];1;8))" office:value-type="float" office:value="0.942944" calcext:value-type="float">
            <text:p>0.942944</text:p>
          </table:table-cell>
          <table:table-cell/>
          <table:table-cell table:formula="of:=VALUE(MID([.D4];1;8))" office:value-type="float" office:value="0.956976" calcext:value-type="float">
            <text:p>0.956976</text:p>
          </table:table-cell>
          <table:table-cell table:formula="of:=VALUE(MID([.E4];1;8))" office:value-type="float" office:value="0.947285" calcext:value-type="float">
            <text:p>0.947285</text:p>
          </table:table-cell>
          <table:table-cell/>
          <table:table-cell table:formula="of:=VALUE(MID([.G4];1;8))" office:value-type="float" office:value="0.766725" calcext:value-type="float">
            <text:p>0.766725</text:p>
          </table:table-cell>
          <table:table-cell table:formula="of:=VALUE(MID([.H4];1;8))" office:value-type="float" office:value="0.762248" calcext:value-type="float">
            <text:p>0.762248</text:p>
          </table:table-cell>
          <table:table-cell/>
          <table:table-cell table:formula="of:=VALUE(MID([.J4];1;8))" office:value-type="float" office:value="0.796483" calcext:value-type="float">
            <text:p>0.796483</text:p>
          </table:table-cell>
          <table:table-cell table:formula="of:=VALUE(MID([.K4];1;8))" office:value-type="float" office:value="0.821054" calcext:value-type="float">
            <text:p>0.821054</text:p>
          </table:table-cell>
          <table:table-cell/>
          <table:table-cell table:formula="of:=VALUE(MID([.M4];1;8))" office:value-type="float" office:value="0.714006" calcext:value-type="float">
            <text:p>0.714006</text:p>
          </table:table-cell>
          <table:table-cell table:formula="of:=VALUE(MID([.N4];1;8))" office:value-type="float" office:value="0.714006" calcext:value-type="float">
            <text:p>0.714006</text:p>
          </table:table-cell>
          <table:table-cell table:number-columns-repeated="50"/>
        </table:table-row>
        <table:table-row table:style-name="ro1">
          <table:table-cell table:formula="of:=VALUE(MID([.A5];1;8))" office:value-type="float" office:value="0.952218" calcext:value-type="float">
            <text:p>0.952218</text:p>
          </table:table-cell>
          <table:table-cell table:formula="of:=VALUE(MID([.B5];1;8))" office:value-type="float" office:value="0.939415" calcext:value-type="float">
            <text:p>0.939415</text:p>
          </table:table-cell>
          <table:table-cell/>
          <table:table-cell table:formula="of:=VALUE(MID([.D5];1;8))" office:value-type="float" office:value="0.951169" calcext:value-type="float">
            <text:p>0.951169</text:p>
          </table:table-cell>
          <table:table-cell table:formula="of:=VALUE(MID([.E5];1;8))" office:value-type="float" office:value="0.96678" calcext:value-type="float">
            <text:p>0.96678</text:p>
          </table:table-cell>
          <table:table-cell/>
          <table:table-cell table:formula="of:=VALUE(MID([.G5];1;8))" office:value-type="float" office:value="0.771225" calcext:value-type="float">
            <text:p>0.771225</text:p>
          </table:table-cell>
          <table:table-cell table:formula="of:=VALUE(MID([.H5];1;8))" office:value-type="float" office:value="0.762248" calcext:value-type="float">
            <text:p>0.762248</text:p>
          </table:table-cell>
          <table:table-cell/>
          <table:table-cell table:formula="of:=VALUE(MID([.J5];1;8))" office:value-type="float" office:value="0.80696" calcext:value-type="float">
            <text:p>0.80696</text:p>
          </table:table-cell>
          <table:table-cell table:formula="of:=VALUE(MID([.K5];1;8))" office:value-type="float" office:value="0.821566" calcext:value-type="float">
            <text:p>0.821566</text:p>
          </table:table-cell>
          <table:table-cell/>
          <table:table-cell table:formula="of:=VALUE(MID([.M5];1;8))" office:value-type="float" office:value="0.714006" calcext:value-type="float">
            <text:p>0.714006</text:p>
          </table:table-cell>
          <table:table-cell table:formula="of:=VALUE(MID([.N5];1;8))" office:value-type="float" office:value="0.714187" calcext:value-type="float">
            <text:p>0.714187</text:p>
          </table:table-cell>
          <table:table-cell table:number-columns-repeated="50"/>
        </table:table-row>
        <table:table-row table:style-name="ro1">
          <table:table-cell table:formula="of:=VALUE(MID([.A6];1;8))" office:value-type="float" office:value="0.94627" calcext:value-type="float">
            <text:p>0.94627</text:p>
          </table:table-cell>
          <table:table-cell table:formula="of:=VALUE(MID([.B6];1;8))" office:value-type="float" office:value="0.95252" calcext:value-type="float">
            <text:p>0.95252</text:p>
          </table:table-cell>
          <table:table-cell/>
          <table:table-cell table:formula="of:=VALUE(MID([.D6];1;8))" office:value-type="float" office:value="0.951357" calcext:value-type="float">
            <text:p>0.951357</text:p>
          </table:table-cell>
          <table:table-cell table:formula="of:=VALUE(MID([.E6];1;8))" office:value-type="float" office:value="0.962971" calcext:value-type="float">
            <text:p>0.962971</text:p>
          </table:table-cell>
          <table:table-cell/>
          <table:table-cell table:formula="of:=VALUE(MID([.G6];1;8))" office:value-type="float" office:value="0.774188" calcext:value-type="float">
            <text:p>0.774188</text:p>
          </table:table-cell>
          <table:table-cell table:formula="of:=VALUE(MID([.H6];1;8))" office:value-type="float" office:value="0.762248" calcext:value-type="float">
            <text:p>0.762248</text:p>
          </table:table-cell>
          <table:table-cell/>
          <table:table-cell table:formula="of:=VALUE(MID([.J6];1;8))" office:value-type="float" office:value="0.806449" calcext:value-type="float">
            <text:p>0.806449</text:p>
          </table:table-cell>
          <table:table-cell table:formula="of:=VALUE(MID([.K6];1;8))" office:value-type="float" office:value="0.821634" calcext:value-type="float">
            <text:p>0.821634</text:p>
          </table:table-cell>
          <table:table-cell/>
          <table:table-cell table:formula="of:=VALUE(MID([.M6];1;8))" office:value-type="float" office:value="0.735196" calcext:value-type="float">
            <text:p>0.735196</text:p>
          </table:table-cell>
          <table:table-cell table:formula="of:=VALUE(MID([.N6];1;8))" office:value-type="float" office:value="0.714006" calcext:value-type="float">
            <text:p>0.714006</text:p>
          </table:table-cell>
          <table:table-cell table:number-columns-repeated="50"/>
        </table:table-row>
        <table:table-row table:style-name="ro1">
          <table:table-cell table:formula="of:=VALUE(MID([.A7];1;8))" office:value-type="float" office:value="0.945867" calcext:value-type="float">
            <text:p>0.945867</text:p>
          </table:table-cell>
          <table:table-cell table:formula="of:=VALUE(MID([.B7];1;8))" office:value-type="float" office:value="0.939415" calcext:value-type="float">
            <text:p>0.939415</text:p>
          </table:table-cell>
          <table:table-cell/>
          <table:table-cell table:formula="of:=VALUE(MID([.D7];1;8))" office:value-type="float" office:value="0.945362" calcext:value-type="float">
            <text:p>0.945362</text:p>
          </table:table-cell>
          <table:table-cell table:formula="of:=VALUE(MID([.E7];1;8))" office:value-type="float" office:value="0.974623" calcext:value-type="float">
            <text:p>0.974623</text:p>
          </table:table-cell>
          <table:table-cell/>
          <table:table-cell table:formula="of:=VALUE(MID([.G7];1;8))" office:value-type="float" office:value="0.765233" calcext:value-type="float">
            <text:p>0.765233</text:p>
          </table:table-cell>
          <table:table-cell table:formula="of:=VALUE(MID([.H7];1;8))" office:value-type="float" office:value="0.762248" calcext:value-type="float">
            <text:p>0.762248</text:p>
          </table:table-cell>
          <table:table-cell/>
          <table:table-cell table:formula="of:=VALUE(MID([.J7];1;8))" office:value-type="float" office:value="0.810135" calcext:value-type="float">
            <text:p>0.810135</text:p>
          </table:table-cell>
          <table:table-cell table:formula="of:=VALUE(MID([.K7];1;8))" office:value-type="float" office:value="0.821532" calcext:value-type="float">
            <text:p>0.821532</text:p>
          </table:table-cell>
          <table:table-cell/>
          <table:table-cell table:formula="of:=VALUE(MID([.M7];1;8))" office:value-type="float" office:value="0.717888" calcext:value-type="float">
            <text:p>0.717888</text:p>
          </table:table-cell>
          <table:table-cell table:formula="of:=VALUE(MID([.N7];1;8))" office:value-type="float" office:value="0.715929" calcext:value-type="float">
            <text:p>0.715929</text:p>
          </table:table-cell>
          <table:table-cell table:number-columns-repeated="50"/>
        </table:table-row>
        <table:table-row table:style-name="ro1">
          <table:table-cell table:formula="of:=VALUE(MID([.A8];1;8))" office:value-type="float" office:value="0.955645" calcext:value-type="float">
            <text:p>0.955645</text:p>
          </table:table-cell>
          <table:table-cell table:formula="of:=VALUE(MID([.B8];1;8))" office:value-type="float" office:value="0.95252" calcext:value-type="float">
            <text:p>0.95252</text:p>
          </table:table-cell>
          <table:table-cell/>
          <table:table-cell table:formula="of:=VALUE(MID([.D8];1;8))" office:value-type="float" office:value="0.947172" calcext:value-type="float">
            <text:p>0.947172</text:p>
          </table:table-cell>
          <table:table-cell table:formula="of:=VALUE(MID([.E8];1;8))" office:value-type="float" office:value="0.953092" calcext:value-type="float">
            <text:p>0.953092</text:p>
          </table:table-cell>
          <table:table-cell/>
          <table:table-cell table:formula="of:=VALUE(MID([.G8];1;8))" office:value-type="float" office:value="0.771093" calcext:value-type="float">
            <text:p>0.771093</text:p>
          </table:table-cell>
          <table:table-cell table:formula="of:=VALUE(MID([.H8];1;8))" office:value-type="float" office:value="0.762248" calcext:value-type="float">
            <text:p>0.762248</text:p>
          </table:table-cell>
          <table:table-cell/>
          <table:table-cell table:formula="of:=VALUE(MID([.J8];1;8))" office:value-type="float" office:value="0.8086" calcext:value-type="float">
            <text:p>0.8086</text:p>
          </table:table-cell>
          <table:table-cell table:formula="of:=VALUE(MID([.K8];1;8))" office:value-type="float" office:value="0.821259" calcext:value-type="float">
            <text:p>0.821259</text:p>
          </table:table-cell>
          <table:table-cell/>
          <table:table-cell table:formula="of:=VALUE(MID([.M8];1;8))" office:value-type="float" office:value="0.72754" calcext:value-type="float">
            <text:p>0.72754</text:p>
          </table:table-cell>
          <table:table-cell table:formula="of:=VALUE(MID([.N8];1;8))" office:value-type="float" office:value="0.721807" calcext:value-type="float">
            <text:p>0.721807</text:p>
          </table:table-cell>
          <table:table-cell table:number-columns-repeated="50"/>
        </table:table-row>
        <table:table-row table:style-name="ro1">
          <table:table-cell table:formula="of:=VALUE(MID([.A9];1;8))" office:value-type="float" office:value="0.961895" calcext:value-type="float">
            <text:p>0.961895</text:p>
          </table:table-cell>
          <table:table-cell table:formula="of:=VALUE(MID([.B9];1;8))" office:value-type="float" office:value="0.958669" calcext:value-type="float">
            <text:p>0.958669</text:p>
          </table:table-cell>
          <table:table-cell/>
          <table:table-cell table:formula="of:=VALUE(MID([.D9];1;8))" office:value-type="float" office:value="0.949095" calcext:value-type="float">
            <text:p>0.949095</text:p>
          </table:table-cell>
          <table:table-cell table:formula="of:=VALUE(MID([.E9];1;8))" office:value-type="float" office:value="0.956938" calcext:value-type="float">
            <text:p>0.956938</text:p>
          </table:table-cell>
          <table:table-cell/>
          <table:table-cell table:formula="of:=VALUE(MID([.G9];1;8))" office:value-type="float" office:value="0.774122" calcext:value-type="float">
            <text:p>0.774122</text:p>
          </table:table-cell>
          <table:table-cell table:formula="of:=VALUE(MID([.H9];1;8))" office:value-type="float" office:value="0.762248" calcext:value-type="float">
            <text:p>0.762248</text:p>
          </table:table-cell>
          <table:table-cell/>
          <table:table-cell table:formula="of:=VALUE(MID([.J9];1;8))" office:value-type="float" office:value="0.807849" calcext:value-type="float">
            <text:p>0.807849</text:p>
          </table:table-cell>
          <table:table-cell table:formula="of:=VALUE(MID([.K9];1;8))" office:value-type="float" office:value="0.820918" calcext:value-type="float">
            <text:p>0.820918</text:p>
          </table:table-cell>
          <table:table-cell/>
          <table:table-cell table:formula="of:=VALUE(MID([.M9];1;8))" office:value-type="float" office:value="0.736901" calcext:value-type="float">
            <text:p>0.736901</text:p>
          </table:table-cell>
          <table:table-cell table:formula="of:=VALUE(MID([.N9];1;8))" office:value-type="float" office:value="0.721517" calcext:value-type="float">
            <text:p>0.721517</text:p>
          </table:table-cell>
          <table:table-cell table:number-columns-repeated="50"/>
        </table:table-row>
        <table:table-row table:style-name="ro1">
          <table:table-cell table:formula="of:=VALUE(MID([.A10];1;8))" office:value-type="float" office:value="0.94627" calcext:value-type="float">
            <text:p>0.94627</text:p>
          </table:table-cell>
          <table:table-cell table:formula="of:=VALUE(MID([.B10];1;8))" office:value-type="float" office:value="0.933669" calcext:value-type="float">
            <text:p>0.933669</text:p>
          </table:table-cell>
          <table:table-cell/>
          <table:table-cell table:formula="of:=VALUE(MID([.D10];1;8))" office:value-type="float" office:value="0.945513" calcext:value-type="float">
            <text:p>0.945513</text:p>
          </table:table-cell>
          <table:table-cell table:formula="of:=VALUE(MID([.E10];1;8))" office:value-type="float" office:value="0.955015" calcext:value-type="float">
            <text:p>0.955015</text:p>
          </table:table-cell>
          <table:table-cell/>
          <table:table-cell table:formula="of:=VALUE(MID([.G10];1;8))" office:value-type="float" office:value="0.762291" calcext:value-type="float">
            <text:p>0.762291</text:p>
          </table:table-cell>
          <table:table-cell table:formula="of:=VALUE(MID([.H10];1;8))" office:value-type="float" office:value="0.762248" calcext:value-type="float">
            <text:p>0.762248</text:p>
          </table:table-cell>
          <table:table-cell/>
          <table:table-cell table:formula="of:=VALUE(MID([.J10];1;8))" office:value-type="float" office:value="0.795767" calcext:value-type="float">
            <text:p>0.795767</text:p>
          </table:table-cell>
          <table:table-cell table:formula="of:=VALUE(MID([.K10];1;8))" office:value-type="float" office:value="0.821635" calcext:value-type="float">
            <text:p>0.821635</text:p>
          </table:table-cell>
          <table:table-cell/>
          <table:table-cell table:formula="of:=VALUE(MID([.M10];1;8))" office:value-type="float" office:value="0.717852" calcext:value-type="float">
            <text:p>0.717852</text:p>
          </table:table-cell>
          <table:table-cell table:formula="of:=VALUE(MID([.N10];1;8))" office:value-type="float" office:value="0.721698" calcext:value-type="float">
            <text:p>0.721698</text:p>
          </table:table-cell>
          <table:table-cell table:number-columns-repeated="50"/>
        </table:table-row>
        <table:table-row table:style-name="ro1">
          <table:table-cell table:formula="of:=VALUE(MID([.A11];1;8))" office:value-type="float" office:value="0.943347" calcext:value-type="float">
            <text:p>0.943347</text:p>
          </table:table-cell>
          <table:table-cell table:formula="of:=VALUE(MID([.B11];1;8))" office:value-type="float" office:value="0.943246" calcext:value-type="float">
            <text:p>0.943246</text:p>
          </table:table-cell>
          <table:table-cell/>
          <table:table-cell table:formula="of:=VALUE(MID([.D11];1;8))" office:value-type="float" office:value="0.943326" calcext:value-type="float">
            <text:p>0.943326</text:p>
          </table:table-cell>
          <table:table-cell table:formula="of:=VALUE(MID([.E11];1;8))" office:value-type="float" office:value="0.949208" calcext:value-type="float">
            <text:p>0.949208</text:p>
          </table:table-cell>
          <table:table-cell/>
          <table:table-cell table:formula="of:=VALUE(MID([.G11];1;8))" office:value-type="float" office:value="0.765628" calcext:value-type="float">
            <text:p>0.765628</text:p>
          </table:table-cell>
          <table:table-cell table:formula="of:=VALUE(MID([.H11];1;8))" office:value-type="float" office:value="0.761128" calcext:value-type="float">
            <text:p>0.761128</text:p>
          </table:table-cell>
          <table:table-cell/>
          <table:table-cell table:formula="of:=VALUE(MID([.J11];1;8))" office:value-type="float" office:value="0.80331" calcext:value-type="float">
            <text:p>0.80331</text:p>
          </table:table-cell>
          <table:table-cell table:formula="of:=VALUE(MID([.K11];1;8))" office:value-type="float" office:value="0.821498" calcext:value-type="float">
            <text:p>0.821498</text:p>
          </table:table-cell>
          <table:table-cell/>
          <table:table-cell table:formula="of:=VALUE(MID([.M11];1;8))" office:value-type="float" office:value="0.715929" calcext:value-type="float">
            <text:p>0.715929</text:p>
          </table:table-cell>
          <table:table-cell table:formula="of:=VALUE(MID([.N11];1;8))" office:value-type="float" office:value="0.715929" calcext:value-type="float">
            <text:p>0.715929</text:p>
          </table:table-cell>
          <table:table-cell table:number-columns-repeated="50"/>
        </table:table-row>
        <table:table-row table:style-name="ro1">
          <table:table-cell table:formula="of:=VALUE(MID([.A12];1;8))" office:value-type="float" office:value="0.958972" calcext:value-type="float">
            <text:p>0.958972</text:p>
          </table:table-cell>
          <table:table-cell table:formula="of:=VALUE(MID([.B12];1;8))" office:value-type="float" office:value="0.962298" calcext:value-type="float">
            <text:p>0.962298</text:p>
          </table:table-cell>
          <table:table-cell/>
          <table:table-cell table:formula="of:=VALUE(MID([.D12];1;8))" office:value-type="float" office:value="0.935897" calcext:value-type="float">
            <text:p>0.935897</text:p>
          </table:table-cell>
          <table:table-cell table:formula="of:=VALUE(MID([.E12];1;8))" office:value-type="float" office:value="0.966855" calcext:value-type="float">
            <text:p>0.966855</text:p>
          </table:table-cell>
          <table:table-cell/>
          <table:table-cell table:formula="of:=VALUE(MID([.G12];1;8))" office:value-type="float" office:value="0.775966" calcext:value-type="float">
            <text:p>0.775966</text:p>
          </table:table-cell>
          <table:table-cell table:formula="of:=VALUE(MID([.H12];1;8))" office:value-type="float" office:value="0.761128" calcext:value-type="float">
            <text:p>0.761128</text:p>
          </table:table-cell>
          <table:table-cell/>
          <table:table-cell table:formula="of:=VALUE(MID([.J12];1;8))" office:value-type="float" office:value="0.809759" calcext:value-type="float">
            <text:p>0.809759</text:p>
          </table:table-cell>
          <table:table-cell table:formula="of:=VALUE(MID([.K12];1;8))" office:value-type="float" office:value="0.820406" calcext:value-type="float">
            <text:p>0.820406</text:p>
          </table:table-cell>
          <table:table-cell/>
          <table:table-cell table:formula="of:=VALUE(MID([.M12];1;8))" office:value-type="float" office:value="0.716437" calcext:value-type="float">
            <text:p>0.716437</text:p>
          </table:table-cell>
          <table:table-cell table:formula="of:=VALUE(MID([.N12];1;8))" office:value-type="float" office:value="0.71455" calcext:value-type="float">
            <text:p>0.71455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63"/>
        </table:table-row>
        <table:table-row table:style-name="ro1">
          <table:table-cell table:formula="of:=AVERAGE([.A15:.A24])" office:value-type="float" office:value="0.9505343" calcext:value-type="float">
            <text:p>0.9505343</text:p>
          </table:table-cell>
          <table:table-cell table:formula="of:=AVERAGE([.B15:.B24])" office:value-type="float" office:value="0.9476813" calcext:value-type="float">
            <text:p>0.9476813</text:p>
          </table:table-cell>
          <table:table-cell/>
          <table:table-cell table:formula="of:=AVERAGE([.D15:.D24])" office:value-type="float" office:value="0.9484804" calcext:value-type="float">
            <text:p>0.9484804</text:p>
          </table:table-cell>
          <table:table-cell table:formula="of:=AVERAGE([.E15:.E24])" office:value-type="float" office:value="0.9593664" calcext:value-type="float">
            <text:p>0.9593664</text:p>
          </table:table-cell>
          <table:table-cell/>
          <table:table-cell table:formula="of:=AVERAGE([.G15:.G24])" office:value-type="float" office:value="0.7699166" calcext:value-type="float">
            <text:p>0.7699166</text:p>
          </table:table-cell>
          <table:table-cell table:formula="of:=AVERAGE([.H15:.H24])" office:value-type="float" office:value="0.762024" calcext:value-type="float">
            <text:p>0.762024</text:p>
          </table:table-cell>
          <table:table-cell/>
          <table:table-cell table:formula="of:=AVERAGE([.J15:.J24])" office:value-type="float" office:value="0.8052096" calcext:value-type="float">
            <text:p>0.8052096</text:p>
          </table:table-cell>
          <table:table-cell table:formula="of:=AVERAGE([.K15:.K24])" office:value-type="float" office:value="0.8212038" calcext:value-type="float">
            <text:p>0.8212038</text:p>
          </table:table-cell>
          <table:table-cell/>
          <table:table-cell table:formula="of:=AVERAGE([.M15:.M24])" office:value-type="float" office:value="0.7211684" calcext:value-type="float">
            <text:p>0.7211684</text:p>
          </table:table-cell>
          <table:table-cell table:formula="of:=AVERAGE([.N15:.N24])" office:value-type="float" office:value="0.7167635" calcext:value-type="float">
            <text:p>0.7167635</text:p>
          </table:table-cell>
          <table:table-cell table:number-columns-repeated="50"/>
        </table:table-row>
      </table:table>
      <table:table table:name="mean cv train time" table:style-name="ta1"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59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hosen_mean_cv_training_time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.210037 (+- 0.024076)</text:p>
          </table:table-cell>
          <table:table-cell office:value-type="string" calcext:value-type="string">
            <text:p>117.159515 (+- 62.087340)</text:p>
          </table:table-cell>
          <table:table-cell/>
          <table:table-cell office:value-type="string" calcext:value-type="string">
            <text:p>0.441074 (+- 0.073804)</text:p>
          </table:table-cell>
          <table:table-cell office:value-type="string" calcext:value-type="string">
            <text:p>889.164897 (+- 175.115597)</text:p>
          </table:table-cell>
          <table:table-cell/>
          <table:table-cell office:value-type="string" calcext:value-type="string">
            <text:p>0.168662 (+- 0.003364)</text:p>
          </table:table-cell>
          <table:table-cell office:value-type="string" calcext:value-type="string">
            <text:p>0.050728 (+- 0.019917)</text:p>
          </table:table-cell>
          <table:table-cell/>
          <table:table-cell office:value-type="string" calcext:value-type="string">
            <text:p>12.227154 (+- 0.190062)</text:p>
          </table:table-cell>
          <table:table-cell office:value-type="string" calcext:value-type="string">
            <text:p>1006.680007 (+- 0.131129)</text:p>
          </table:table-cell>
          <table:table-cell/>
          <table:table-cell office:value-type="string" calcext:value-type="string">
            <text:p>0.165688 (+- 0.007137)</text:p>
          </table:table-cell>
          <table:table-cell office:value-type="string" calcext:value-type="string">
            <text:p>0.168024 (+- 0.033892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216577 (+- 0.025223)</text:p>
          </table:table-cell>
          <table:table-cell office:value-type="string" calcext:value-type="string">
            <text:p>1.791176 (+- 0.166711)</text:p>
          </table:table-cell>
          <table:table-cell/>
          <table:table-cell office:value-type="string" calcext:value-type="string">
            <text:p>0.310921 (+- 0.081110)</text:p>
          </table:table-cell>
          <table:table-cell office:value-type="string" calcext:value-type="string">
            <text:p>367.884282 (+- 271.431468)</text:p>
          </table:table-cell>
          <table:table-cell/>
          <table:table-cell office:value-type="string" calcext:value-type="string">
            <text:p>0.314811 (+- 0.007675)</text:p>
          </table:table-cell>
          <table:table-cell office:value-type="string" calcext:value-type="string">
            <text:p>0.040285 (+- 0.001929)</text:p>
          </table:table-cell>
          <table:table-cell/>
          <table:table-cell office:value-type="string" calcext:value-type="string">
            <text:p>12.925195 (+- 0.139314)</text:p>
          </table:table-cell>
          <table:table-cell office:value-type="string" calcext:value-type="string">
            <text:p>1006.684338 (+- 0.153332)</text:p>
          </table:table-cell>
          <table:table-cell/>
          <table:table-cell office:value-type="string" calcext:value-type="string">
            <text:p>0.163117 (+- 0.005621)</text:p>
          </table:table-cell>
          <table:table-cell office:value-type="string" calcext:value-type="string">
            <text:p>0.148900 (+- 0.021166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395068 (+- 0.065786)</text:p>
          </table:table-cell>
          <table:table-cell office:value-type="string" calcext:value-type="string">
            <text:p>1.701596 (+- 0.201725)</text:p>
          </table:table-cell>
          <table:table-cell/>
          <table:table-cell office:value-type="string" calcext:value-type="string">
            <text:p>0.702518 (+- 0.189331)</text:p>
          </table:table-cell>
          <table:table-cell office:value-type="string" calcext:value-type="string">
            <text:p>41.545299 (+- 21.768412)</text:p>
          </table:table-cell>
          <table:table-cell/>
          <table:table-cell office:value-type="string" calcext:value-type="string">
            <text:p>0.624885 (+- 0.008693)</text:p>
          </table:table-cell>
          <table:table-cell office:value-type="string" calcext:value-type="string">
            <text:p>0.041255 (+- 0.002824)</text:p>
          </table:table-cell>
          <table:table-cell/>
          <table:table-cell office:value-type="string" calcext:value-type="string">
            <text:p>12.437965 (+- 0.224543)</text:p>
          </table:table-cell>
          <table:table-cell office:value-type="string" calcext:value-type="string">
            <text:p>1006.545953 (+- 0.105266)</text:p>
          </table:table-cell>
          <table:table-cell/>
          <table:table-cell office:value-type="string" calcext:value-type="string">
            <text:p>0.165432 (+- 0.008666)</text:p>
          </table:table-cell>
          <table:table-cell office:value-type="string" calcext:value-type="string">
            <text:p>0.209042 (+- 0.057541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391102 (+- 0.068378)</text:p>
          </table:table-cell>
          <table:table-cell office:value-type="string" calcext:value-type="string">
            <text:p>1.887430 (+- 0.229653)</text:p>
          </table:table-cell>
          <table:table-cell/>
          <table:table-cell office:value-type="string" calcext:value-type="string">
            <text:p>0.357023 (+- 0.055335)</text:p>
          </table:table-cell>
          <table:table-cell office:value-type="string" calcext:value-type="string">
            <text:p>807.076946 (+- 273.341830)</text:p>
          </table:table-cell>
          <table:table-cell/>
          <table:table-cell office:value-type="string" calcext:value-type="string">
            <text:p>1.235767 (+- 0.012226)</text:p>
          </table:table-cell>
          <table:table-cell office:value-type="string" calcext:value-type="string">
            <text:p>0.047082 (+- 0.016495)</text:p>
          </table:table-cell>
          <table:table-cell/>
          <table:table-cell office:value-type="string" calcext:value-type="string">
            <text:p>11.764085 (+- 0.175776)</text:p>
          </table:table-cell>
          <table:table-cell office:value-type="string" calcext:value-type="string">
            <text:p>1006.392490 (+- 0.147105)</text:p>
          </table:table-cell>
          <table:table-cell/>
          <table:table-cell office:value-type="string" calcext:value-type="string">
            <text:p>0.797418 (+- 0.078876)</text:p>
          </table:table-cell>
          <table:table-cell office:value-type="string" calcext:value-type="string">
            <text:p>0.157021 (+- 0.031702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273527 (+- 0.040757)</text:p>
          </table:table-cell>
          <table:table-cell office:value-type="string" calcext:value-type="string">
            <text:p>1.548243 (+- 0.169534)</text:p>
          </table:table-cell>
          <table:table-cell/>
          <table:table-cell office:value-type="string" calcext:value-type="string">
            <text:p>0.362655 (+- 0.061480)</text:p>
          </table:table-cell>
          <table:table-cell office:value-type="string" calcext:value-type="string">
            <text:p>738.487430 (+- 263.460571)</text:p>
          </table:table-cell>
          <table:table-cell/>
          <table:table-cell office:value-type="string" calcext:value-type="string">
            <text:p>0.162194 (+- 0.005571)</text:p>
          </table:table-cell>
          <table:table-cell office:value-type="string" calcext:value-type="string">
            <text:p>0.039604 (+- 0.002645)</text:p>
          </table:table-cell>
          <table:table-cell/>
          <table:table-cell office:value-type="string" calcext:value-type="string">
            <text:p>11.308015 (+- 0.195366)</text:p>
          </table:table-cell>
          <table:table-cell office:value-type="string" calcext:value-type="string">
            <text:p>1006.195678 (+- 0.105121)</text:p>
          </table:table-cell>
          <table:table-cell/>
          <table:table-cell office:value-type="string" calcext:value-type="string">
            <text:p>0.088867 (+- 0.011533)</text:p>
          </table:table-cell>
          <table:table-cell office:value-type="string" calcext:value-type="string">
            <text:p>0.160079 (+- 0.021545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210307 (+- 0.019783)</text:p>
          </table:table-cell>
          <table:table-cell office:value-type="string" calcext:value-type="string">
            <text:p>1.813683 (+- 0.344950)</text:p>
          </table:table-cell>
          <table:table-cell/>
          <table:table-cell office:value-type="string" calcext:value-type="string">
            <text:p>0.427282 (+- 0.122484)</text:p>
          </table:table-cell>
          <table:table-cell office:value-type="string" calcext:value-type="string">
            <text:p>969.611926 (+- 92.735906)</text:p>
          </table:table-cell>
          <table:table-cell/>
          <table:table-cell office:value-type="string" calcext:value-type="string">
            <text:p>1.269781 (+- 0.016664)</text:p>
          </table:table-cell>
          <table:table-cell office:value-type="string" calcext:value-type="string">
            <text:p>0.055083 (+- 0.031381)</text:p>
          </table:table-cell>
          <table:table-cell/>
          <table:table-cell office:value-type="string" calcext:value-type="string">
            <text:p>11.771626 (+- 0.143075)</text:p>
          </table:table-cell>
          <table:table-cell office:value-type="string" calcext:value-type="string">
            <text:p>1006.324568 (+- 0.071611)</text:p>
          </table:table-cell>
          <table:table-cell/>
          <table:table-cell office:value-type="string" calcext:value-type="string">
            <text:p>0.071402 (+- 0.003703)</text:p>
          </table:table-cell>
          <table:table-cell office:value-type="string" calcext:value-type="string">
            <text:p>0.198234 (+- 0.042302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193426 (+- 0.005508)</text:p>
          </table:table-cell>
          <table:table-cell office:value-type="string" calcext:value-type="string">
            <text:p>1.543134 (+- 0.280212)</text:p>
          </table:table-cell>
          <table:table-cell/>
          <table:table-cell office:value-type="string" calcext:value-type="string">
            <text:p>0.699282 (+- 0.460634)</text:p>
          </table:table-cell>
          <table:table-cell office:value-type="string" calcext:value-type="string">
            <text:p>848.016780 (+- 284.007523)</text:p>
          </table:table-cell>
          <table:table-cell/>
          <table:table-cell office:value-type="string" calcext:value-type="string">
            <text:p>0.091961 (+- 0.008287)</text:p>
          </table:table-cell>
          <table:table-cell office:value-type="string" calcext:value-type="string">
            <text:p>0.050603 (+- 0.022201)</text:p>
          </table:table-cell>
          <table:table-cell/>
          <table:table-cell office:value-type="string" calcext:value-type="string">
            <text:p>11.922215 (+- 0.133388)</text:p>
          </table:table-cell>
          <table:table-cell office:value-type="string" calcext:value-type="string">
            <text:p>1006.712302 (+- 0.139471)</text:p>
          </table:table-cell>
          <table:table-cell/>
          <table:table-cell office:value-type="string" calcext:value-type="string">
            <text:p>0.088419 (+- 0.009377)</text:p>
          </table:table-cell>
          <table:table-cell office:value-type="string" calcext:value-type="string">
            <text:p>0.184000 (+- 0.061721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261755 (+- 0.025592)</text:p>
          </table:table-cell>
          <table:table-cell office:value-type="string" calcext:value-type="string">
            <text:p>1.701041 (+- 0.252530)</text:p>
          </table:table-cell>
          <table:table-cell/>
          <table:table-cell office:value-type="string" calcext:value-type="string">
            <text:p>0.643260 (+- 0.543483)</text:p>
          </table:table-cell>
          <table:table-cell office:value-type="string" calcext:value-type="string">
            <text:p>50.931784 (+- 19.836193)</text:p>
          </table:table-cell>
          <table:table-cell/>
          <table:table-cell office:value-type="string" calcext:value-type="string">
            <text:p>0.165038 (+- 0.003607)</text:p>
          </table:table-cell>
          <table:table-cell office:value-type="string" calcext:value-type="string">
            <text:p>0.044945 (+- 0.008830)</text:p>
          </table:table-cell>
          <table:table-cell/>
          <table:table-cell office:value-type="string" calcext:value-type="string">
            <text:p>12.604280 (+- 0.238091)</text:p>
          </table:table-cell>
          <table:table-cell office:value-type="string" calcext:value-type="string">
            <text:p>1006.516454 (+- 0.223771)</text:p>
          </table:table-cell>
          <table:table-cell/>
          <table:table-cell office:value-type="string" calcext:value-type="string">
            <text:p>1.921212 (+- 0.368913)</text:p>
          </table:table-cell>
          <table:table-cell office:value-type="string" calcext:value-type="string">
            <text:p>0.156539 (+- 0.020614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238579 (+- 0.015461)</text:p>
          </table:table-cell>
          <table:table-cell office:value-type="string" calcext:value-type="string">
            <text:p>1.511382 (+- 0.178939)</text:p>
          </table:table-cell>
          <table:table-cell/>
          <table:table-cell office:value-type="string" calcext:value-type="string">
            <text:p>0.358387 (+- 0.027689)</text:p>
          </table:table-cell>
          <table:table-cell office:value-type="string" calcext:value-type="string">
            <text:p>868.324943 (+- 201.722390)</text:p>
          </table:table-cell>
          <table:table-cell/>
          <table:table-cell office:value-type="string" calcext:value-type="string">
            <text:p>0.082743 (+- 0.001377)</text:p>
          </table:table-cell>
          <table:table-cell office:value-type="string" calcext:value-type="string">
            <text:p>0.044848 (+- 0.011488)</text:p>
          </table:table-cell>
          <table:table-cell/>
          <table:table-cell office:value-type="string" calcext:value-type="string">
            <text:p>11.964393 (+- 0.188722)</text:p>
          </table:table-cell>
          <table:table-cell office:value-type="string" calcext:value-type="string">
            <text:p>1006.488363 (+- 0.145344)</text:p>
          </table:table-cell>
          <table:table-cell/>
          <table:table-cell office:value-type="string" calcext:value-type="string">
            <text:p>0.160804 (+- 0.004799)</text:p>
          </table:table-cell>
          <table:table-cell office:value-type="string" calcext:value-type="string">
            <text:p>0.165925 (+- 0.028659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.209817 (+- 0.036498)</text:p>
          </table:table-cell>
          <table:table-cell office:value-type="string" calcext:value-type="string">
            <text:p>1.189441 (+- 0.110061)</text:p>
          </table:table-cell>
          <table:table-cell/>
          <table:table-cell office:value-type="string" calcext:value-type="string">
            <text:p>0.616211 (+- 0.133193)</text:p>
          </table:table-cell>
          <table:table-cell office:value-type="string" calcext:value-type="string">
            <text:p>940.653098 (+- 119.879357)</text:p>
          </table:table-cell>
          <table:table-cell/>
          <table:table-cell office:value-type="string" calcext:value-type="string">
            <text:p>0.167363 (+- 0.003464)</text:p>
          </table:table-cell>
          <table:table-cell office:value-type="string" calcext:value-type="string">
            <text:p>0.044786 (+- 0.013256)</text:p>
          </table:table-cell>
          <table:table-cell/>
          <table:table-cell office:value-type="string" calcext:value-type="string">
            <text:p>15.472271 (+- 0.707707)</text:p>
          </table:table-cell>
          <table:table-cell office:value-type="string" calcext:value-type="string">
            <text:p>1006.408089 (+- 0.351742)</text:p>
          </table:table-cell>
          <table:table-cell/>
          <table:table-cell office:value-type="string" calcext:value-type="string">
            <text:p>0.168769 (+- 0.008694)</text:p>
          </table:table-cell>
          <table:table-cell office:value-type="string" calcext:value-type="string">
            <text:p>0.187963 (+- 0.027137)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anya mean</text:p>
          </table:table-cell>
          <table:table-cell table:number-columns-repeated="63"/>
        </table:table-row>
        <table:table-row table:style-name="ro1">
          <table:table-cell table:formula="of:=VALUE(MID([.A3]; 1; 8))" office:value-type="float" office:value="0.210037" calcext:value-type="float">
            <text:p>0.210037</text:p>
          </table:table-cell>
          <table:table-cell table:formula="of:=VALUE(MID([.B3]; 1; 8))" office:value-type="float" office:value="117.1595" calcext:value-type="float">
            <text:p>117.1595</text:p>
          </table:table-cell>
          <table:table-cell/>
          <table:table-cell table:formula="of:=VALUE(MID([.D3]; 1; 8))" office:value-type="float" office:value="0.441074" calcext:value-type="float">
            <text:p>0.441074</text:p>
          </table:table-cell>
          <table:table-cell table:formula="of:=VALUE(MID([.E3]; 1; 8))" office:value-type="float" office:value="889.1648" calcext:value-type="float">
            <text:p>889.1648</text:p>
          </table:table-cell>
          <table:table-cell/>
          <table:table-cell table:formula="of:=VALUE(MID([.G3]; 1; 8))" office:value-type="float" office:value="0.168662" calcext:value-type="float">
            <text:p>0.168662</text:p>
          </table:table-cell>
          <table:table-cell table:formula="of:=VALUE(MID([.H3]; 1; 8))" office:value-type="float" office:value="0.050728" calcext:value-type="float">
            <text:p>0.050728</text:p>
          </table:table-cell>
          <table:table-cell/>
          <table:table-cell table:formula="of:=VALUE(MID([.J3]; 1; 8))" office:value-type="float" office:value="12.22715" calcext:value-type="float">
            <text:p>12.22715</text:p>
          </table:table-cell>
          <table:table-cell table:formula="of:=VALUE(MID([.K3]; 1; 8))" office:value-type="float" office:value="1006.68" calcext:value-type="float">
            <text:p>1006.68</text:p>
          </table:table-cell>
          <table:table-cell/>
          <table:table-cell table:formula="of:=VALUE(MID([.M3]; 1; 8))" office:value-type="float" office:value="0.165688" calcext:value-type="float">
            <text:p>0.165688</text:p>
          </table:table-cell>
          <table:table-cell table:formula="of:=VALUE(MID([.N3]; 1; 8))" office:value-type="float" office:value="0.168024" calcext:value-type="float">
            <text:p>0.168024</text:p>
          </table:table-cell>
          <table:table-cell table:number-columns-repeated="50"/>
        </table:table-row>
        <table:table-row table:style-name="ro1">
          <table:table-cell table:formula="of:=VALUE(MID([.A4]; 1; 8))" office:value-type="float" office:value="0.216577" calcext:value-type="float">
            <text:p>0.216577</text:p>
          </table:table-cell>
          <table:table-cell table:formula="of:=VALUE(MID([.B4]; 1; 8))" office:value-type="float" office:value="1.791176" calcext:value-type="float">
            <text:p>1.791176</text:p>
          </table:table-cell>
          <table:table-cell/>
          <table:table-cell table:formula="of:=VALUE(MID([.D4]; 1; 8))" office:value-type="float" office:value="0.310921" calcext:value-type="float">
            <text:p>0.310921</text:p>
          </table:table-cell>
          <table:table-cell table:formula="of:=VALUE(MID([.E4]; 1; 8))" office:value-type="float" office:value="367.8842" calcext:value-type="float">
            <text:p>367.8842</text:p>
          </table:table-cell>
          <table:table-cell/>
          <table:table-cell table:formula="of:=VALUE(MID([.G4]; 1; 8))" office:value-type="float" office:value="0.314811" calcext:value-type="float">
            <text:p>0.314811</text:p>
          </table:table-cell>
          <table:table-cell table:formula="of:=VALUE(MID([.H4]; 1; 8))" office:value-type="float" office:value="0.040285" calcext:value-type="float">
            <text:p>0.040285</text:p>
          </table:table-cell>
          <table:table-cell/>
          <table:table-cell table:formula="of:=VALUE(MID([.J4]; 1; 8))" office:value-type="float" office:value="12.92519" calcext:value-type="float">
            <text:p>12.92519</text:p>
          </table:table-cell>
          <table:table-cell table:formula="of:=VALUE(MID([.K4]; 1; 8))" office:value-type="float" office:value="1006.684" calcext:value-type="float">
            <text:p>1006.684</text:p>
          </table:table-cell>
          <table:table-cell/>
          <table:table-cell table:formula="of:=VALUE(MID([.M4]; 1; 8))" office:value-type="float" office:value="0.163117" calcext:value-type="float">
            <text:p>0.163117</text:p>
          </table:table-cell>
          <table:table-cell table:formula="of:=VALUE(MID([.N4]; 1; 8))" office:value-type="float" office:value="0.1489" calcext:value-type="float">
            <text:p>0.1489</text:p>
          </table:table-cell>
          <table:table-cell table:number-columns-repeated="50"/>
        </table:table-row>
        <table:table-row table:style-name="ro1">
          <table:table-cell table:formula="of:=VALUE(MID([.A5]; 1; 8))" office:value-type="float" office:value="0.395068" calcext:value-type="float">
            <text:p>0.395068</text:p>
          </table:table-cell>
          <table:table-cell table:formula="of:=VALUE(MID([.B5]; 1; 8))" office:value-type="float" office:value="1.701596" calcext:value-type="float">
            <text:p>1.701596</text:p>
          </table:table-cell>
          <table:table-cell/>
          <table:table-cell table:formula="of:=VALUE(MID([.D5]; 1; 8))" office:value-type="float" office:value="0.702518" calcext:value-type="float">
            <text:p>0.702518</text:p>
          </table:table-cell>
          <table:table-cell table:formula="of:=VALUE(MID([.E5]; 1; 8))" office:value-type="float" office:value="41.54529" calcext:value-type="float">
            <text:p>41.54529</text:p>
          </table:table-cell>
          <table:table-cell/>
          <table:table-cell table:formula="of:=VALUE(MID([.G5]; 1; 8))" office:value-type="float" office:value="0.624885" calcext:value-type="float">
            <text:p>0.624885</text:p>
          </table:table-cell>
          <table:table-cell table:formula="of:=VALUE(MID([.H5]; 1; 8))" office:value-type="float" office:value="0.041255" calcext:value-type="float">
            <text:p>0.041255</text:p>
          </table:table-cell>
          <table:table-cell/>
          <table:table-cell table:formula="of:=VALUE(MID([.J5]; 1; 8))" office:value-type="float" office:value="12.43796" calcext:value-type="float">
            <text:p>12.43796</text:p>
          </table:table-cell>
          <table:table-cell table:formula="of:=VALUE(MID([.K5]; 1; 8))" office:value-type="float" office:value="1006.545" calcext:value-type="float">
            <text:p>1006.545</text:p>
          </table:table-cell>
          <table:table-cell/>
          <table:table-cell table:formula="of:=VALUE(MID([.M5]; 1; 8))" office:value-type="float" office:value="0.165432" calcext:value-type="float">
            <text:p>0.165432</text:p>
          </table:table-cell>
          <table:table-cell table:formula="of:=VALUE(MID([.N5]; 1; 8))" office:value-type="float" office:value="0.209042" calcext:value-type="float">
            <text:p>0.209042</text:p>
          </table:table-cell>
          <table:table-cell table:number-columns-repeated="50"/>
        </table:table-row>
        <table:table-row table:style-name="ro1">
          <table:table-cell table:formula="of:=VALUE(MID([.A6]; 1; 8))" office:value-type="float" office:value="0.391102" calcext:value-type="float">
            <text:p>0.391102</text:p>
          </table:table-cell>
          <table:table-cell table:formula="of:=VALUE(MID([.B6]; 1; 8))" office:value-type="float" office:value="1.88743" calcext:value-type="float">
            <text:p>1.88743</text:p>
          </table:table-cell>
          <table:table-cell/>
          <table:table-cell table:formula="of:=VALUE(MID([.D6]; 1; 8))" office:value-type="float" office:value="0.357023" calcext:value-type="float">
            <text:p>0.357023</text:p>
          </table:table-cell>
          <table:table-cell table:formula="of:=VALUE(MID([.E6]; 1; 8))" office:value-type="float" office:value="807.0769" calcext:value-type="float">
            <text:p>807.0769</text:p>
          </table:table-cell>
          <table:table-cell/>
          <table:table-cell table:formula="of:=VALUE(MID([.G6]; 1; 8))" office:value-type="float" office:value="1.235767" calcext:value-type="float">
            <text:p>1.235767</text:p>
          </table:table-cell>
          <table:table-cell table:formula="of:=VALUE(MID([.H6]; 1; 8))" office:value-type="float" office:value="0.047082" calcext:value-type="float">
            <text:p>0.047082</text:p>
          </table:table-cell>
          <table:table-cell/>
          <table:table-cell table:formula="of:=VALUE(MID([.J6]; 1; 8))" office:value-type="float" office:value="11.76408" calcext:value-type="float">
            <text:p>11.76408</text:p>
          </table:table-cell>
          <table:table-cell table:formula="of:=VALUE(MID([.K6]; 1; 8))" office:value-type="float" office:value="1006.392" calcext:value-type="float">
            <text:p>1006.392</text:p>
          </table:table-cell>
          <table:table-cell/>
          <table:table-cell table:formula="of:=VALUE(MID([.M6]; 1; 8))" office:value-type="float" office:value="0.797418" calcext:value-type="float">
            <text:p>0.797418</text:p>
          </table:table-cell>
          <table:table-cell table:formula="of:=VALUE(MID([.N6]; 1; 8))" office:value-type="float" office:value="0.157021" calcext:value-type="float">
            <text:p>0.157021</text:p>
          </table:table-cell>
          <table:table-cell table:number-columns-repeated="50"/>
        </table:table-row>
        <table:table-row table:style-name="ro1">
          <table:table-cell table:formula="of:=VALUE(MID([.A7]; 1; 8))" office:value-type="float" office:value="0.273527" calcext:value-type="float">
            <text:p>0.273527</text:p>
          </table:table-cell>
          <table:table-cell table:formula="of:=VALUE(MID([.B7]; 1; 8))" office:value-type="float" office:value="1.548243" calcext:value-type="float">
            <text:p>1.548243</text:p>
          </table:table-cell>
          <table:table-cell/>
          <table:table-cell table:formula="of:=VALUE(MID([.D7]; 1; 8))" office:value-type="float" office:value="0.362655" calcext:value-type="float">
            <text:p>0.362655</text:p>
          </table:table-cell>
          <table:table-cell table:formula="of:=VALUE(MID([.E7]; 1; 8))" office:value-type="float" office:value="738.4874" calcext:value-type="float">
            <text:p>738.4874</text:p>
          </table:table-cell>
          <table:table-cell/>
          <table:table-cell table:formula="of:=VALUE(MID([.G7]; 1; 8))" office:value-type="float" office:value="0.162194" calcext:value-type="float">
            <text:p>0.162194</text:p>
          </table:table-cell>
          <table:table-cell table:formula="of:=VALUE(MID([.H7]; 1; 8))" office:value-type="float" office:value="0.039604" calcext:value-type="float">
            <text:p>0.039604</text:p>
          </table:table-cell>
          <table:table-cell/>
          <table:table-cell table:formula="of:=VALUE(MID([.J7]; 1; 8))" office:value-type="float" office:value="11.30801" calcext:value-type="float">
            <text:p>11.30801</text:p>
          </table:table-cell>
          <table:table-cell table:formula="of:=VALUE(MID([.K7]; 1; 8))" office:value-type="float" office:value="1006.195" calcext:value-type="float">
            <text:p>1006.195</text:p>
          </table:table-cell>
          <table:table-cell/>
          <table:table-cell table:formula="of:=VALUE(MID([.M7]; 1; 8))" office:value-type="float" office:value="0.088867" calcext:value-type="float">
            <text:p>0.088867</text:p>
          </table:table-cell>
          <table:table-cell table:formula="of:=VALUE(MID([.N7]; 1; 8))" office:value-type="float" office:value="0.160079" calcext:value-type="float">
            <text:p>0.160079</text:p>
          </table:table-cell>
          <table:table-cell table:number-columns-repeated="50"/>
        </table:table-row>
        <table:table-row table:style-name="ro1">
          <table:table-cell table:formula="of:=VALUE(MID([.A8]; 1; 8))" office:value-type="float" office:value="0.210307" calcext:value-type="float">
            <text:p>0.210307</text:p>
          </table:table-cell>
          <table:table-cell table:formula="of:=VALUE(MID([.B8]; 1; 8))" office:value-type="float" office:value="1.813683" calcext:value-type="float">
            <text:p>1.813683</text:p>
          </table:table-cell>
          <table:table-cell/>
          <table:table-cell table:formula="of:=VALUE(MID([.D8]; 1; 8))" office:value-type="float" office:value="0.427282" calcext:value-type="float">
            <text:p>0.427282</text:p>
          </table:table-cell>
          <table:table-cell table:formula="of:=VALUE(MID([.E8]; 1; 8))" office:value-type="float" office:value="969.6119" calcext:value-type="float">
            <text:p>969.6119</text:p>
          </table:table-cell>
          <table:table-cell/>
          <table:table-cell table:formula="of:=VALUE(MID([.G8]; 1; 8))" office:value-type="float" office:value="1.269781" calcext:value-type="float">
            <text:p>1.269781</text:p>
          </table:table-cell>
          <table:table-cell table:formula="of:=VALUE(MID([.H8]; 1; 8))" office:value-type="float" office:value="0.055083" calcext:value-type="float">
            <text:p>0.055083</text:p>
          </table:table-cell>
          <table:table-cell/>
          <table:table-cell table:formula="of:=VALUE(MID([.J8]; 1; 8))" office:value-type="float" office:value="11.77162" calcext:value-type="float">
            <text:p>11.77162</text:p>
          </table:table-cell>
          <table:table-cell table:formula="of:=VALUE(MID([.K8]; 1; 8))" office:value-type="float" office:value="1006.324" calcext:value-type="float">
            <text:p>1006.324</text:p>
          </table:table-cell>
          <table:table-cell/>
          <table:table-cell table:formula="of:=VALUE(MID([.M8]; 1; 8))" office:value-type="float" office:value="0.071402" calcext:value-type="float">
            <text:p>0.071402</text:p>
          </table:table-cell>
          <table:table-cell table:formula="of:=VALUE(MID([.N8]; 1; 8))" office:value-type="float" office:value="0.198234" calcext:value-type="float">
            <text:p>0.198234</text:p>
          </table:table-cell>
          <table:table-cell table:number-columns-repeated="50"/>
        </table:table-row>
        <table:table-row table:style-name="ro1">
          <table:table-cell table:formula="of:=VALUE(MID([.A9]; 1; 8))" office:value-type="float" office:value="0.193426" calcext:value-type="float">
            <text:p>0.193426</text:p>
          </table:table-cell>
          <table:table-cell table:formula="of:=VALUE(MID([.B9]; 1; 8))" office:value-type="float" office:value="1.543134" calcext:value-type="float">
            <text:p>1.543134</text:p>
          </table:table-cell>
          <table:table-cell/>
          <table:table-cell table:formula="of:=VALUE(MID([.D9]; 1; 8))" office:value-type="float" office:value="0.699282" calcext:value-type="float">
            <text:p>0.699282</text:p>
          </table:table-cell>
          <table:table-cell table:formula="of:=VALUE(MID([.E9]; 1; 8))" office:value-type="float" office:value="848.0167" calcext:value-type="float">
            <text:p>848.0167</text:p>
          </table:table-cell>
          <table:table-cell/>
          <table:table-cell table:formula="of:=VALUE(MID([.G9]; 1; 8))" office:value-type="float" office:value="0.091961" calcext:value-type="float">
            <text:p>0.091961</text:p>
          </table:table-cell>
          <table:table-cell table:formula="of:=VALUE(MID([.H9]; 1; 8))" office:value-type="float" office:value="0.050603" calcext:value-type="float">
            <text:p>0.050603</text:p>
          </table:table-cell>
          <table:table-cell/>
          <table:table-cell table:formula="of:=VALUE(MID([.J9]; 1; 8))" office:value-type="float" office:value="11.92221" calcext:value-type="float">
            <text:p>11.92221</text:p>
          </table:table-cell>
          <table:table-cell table:formula="of:=VALUE(MID([.K9]; 1; 8))" office:value-type="float" office:value="1006.712" calcext:value-type="float">
            <text:p>1006.712</text:p>
          </table:table-cell>
          <table:table-cell/>
          <table:table-cell table:formula="of:=VALUE(MID([.M9]; 1; 8))" office:value-type="float" office:value="0.088419" calcext:value-type="float">
            <text:p>0.088419</text:p>
          </table:table-cell>
          <table:table-cell table:formula="of:=VALUE(MID([.N9]; 1; 8))" office:value-type="float" office:value="0.184" calcext:value-type="float">
            <text:p>0.184</text:p>
          </table:table-cell>
          <table:table-cell table:number-columns-repeated="50"/>
        </table:table-row>
        <table:table-row table:style-name="ro1">
          <table:table-cell table:formula="of:=VALUE(MID([.A10]; 1; 8))" office:value-type="float" office:value="0.261755" calcext:value-type="float">
            <text:p>0.261755</text:p>
          </table:table-cell>
          <table:table-cell table:formula="of:=VALUE(MID([.B10]; 1; 8))" office:value-type="float" office:value="1.701041" calcext:value-type="float">
            <text:p>1.701041</text:p>
          </table:table-cell>
          <table:table-cell/>
          <table:table-cell table:formula="of:=VALUE(MID([.D10]; 1; 8))" office:value-type="float" office:value="0.64326" calcext:value-type="float">
            <text:p>0.64326</text:p>
          </table:table-cell>
          <table:table-cell table:formula="of:=VALUE(MID([.E10]; 1; 8))" office:value-type="float" office:value="50.93178" calcext:value-type="float">
            <text:p>50.93178</text:p>
          </table:table-cell>
          <table:table-cell/>
          <table:table-cell table:formula="of:=VALUE(MID([.G10]; 1; 8))" office:value-type="float" office:value="0.165038" calcext:value-type="float">
            <text:p>0.165038</text:p>
          </table:table-cell>
          <table:table-cell table:formula="of:=VALUE(MID([.H10]; 1; 8))" office:value-type="float" office:value="0.044945" calcext:value-type="float">
            <text:p>0.044945</text:p>
          </table:table-cell>
          <table:table-cell/>
          <table:table-cell table:formula="of:=VALUE(MID([.J10]; 1; 8))" office:value-type="float" office:value="12.60428" calcext:value-type="float">
            <text:p>12.60428</text:p>
          </table:table-cell>
          <table:table-cell table:formula="of:=VALUE(MID([.K10]; 1; 8))" office:value-type="float" office:value="1006.516" calcext:value-type="float">
            <text:p>1006.516</text:p>
          </table:table-cell>
          <table:table-cell/>
          <table:table-cell table:formula="of:=VALUE(MID([.M10]; 1; 8))" office:value-type="float" office:value="1.921212" calcext:value-type="float">
            <text:p>1.921212</text:p>
          </table:table-cell>
          <table:table-cell table:formula="of:=VALUE(MID([.N10]; 1; 8))" office:value-type="float" office:value="0.156539" calcext:value-type="float">
            <text:p>0.156539</text:p>
          </table:table-cell>
          <table:table-cell table:number-columns-repeated="50"/>
        </table:table-row>
        <table:table-row table:style-name="ro1">
          <table:table-cell table:formula="of:=VALUE(MID([.A11]; 1; 8))" office:value-type="float" office:value="0.238579" calcext:value-type="float">
            <text:p>0.238579</text:p>
          </table:table-cell>
          <table:table-cell table:formula="of:=VALUE(MID([.B11]; 1; 8))" office:value-type="float" office:value="1.511382" calcext:value-type="float">
            <text:p>1.511382</text:p>
          </table:table-cell>
          <table:table-cell/>
          <table:table-cell table:formula="of:=VALUE(MID([.D11]; 1; 8))" office:value-type="float" office:value="0.358387" calcext:value-type="float">
            <text:p>0.358387</text:p>
          </table:table-cell>
          <table:table-cell table:formula="of:=VALUE(MID([.E11]; 1; 8))" office:value-type="float" office:value="868.3249" calcext:value-type="float">
            <text:p>868.3249</text:p>
          </table:table-cell>
          <table:table-cell/>
          <table:table-cell table:formula="of:=VALUE(MID([.G11]; 1; 8))" office:value-type="float" office:value="0.082743" calcext:value-type="float">
            <text:p>0.082743</text:p>
          </table:table-cell>
          <table:table-cell table:formula="of:=VALUE(MID([.H11]; 1; 8))" office:value-type="float" office:value="0.044848" calcext:value-type="float">
            <text:p>0.044848</text:p>
          </table:table-cell>
          <table:table-cell/>
          <table:table-cell table:formula="of:=VALUE(MID([.J11]; 1; 8))" office:value-type="float" office:value="11.96439" calcext:value-type="float">
            <text:p>11.96439</text:p>
          </table:table-cell>
          <table:table-cell table:formula="of:=VALUE(MID([.K11]; 1; 8))" office:value-type="float" office:value="1006.488" calcext:value-type="float">
            <text:p>1006.488</text:p>
          </table:table-cell>
          <table:table-cell/>
          <table:table-cell table:formula="of:=VALUE(MID([.M11]; 1; 8))" office:value-type="float" office:value="0.160804" calcext:value-type="float">
            <text:p>0.160804</text:p>
          </table:table-cell>
          <table:table-cell table:formula="of:=VALUE(MID([.N11]; 1; 8))" office:value-type="float" office:value="0.165925" calcext:value-type="float">
            <text:p>0.165925</text:p>
          </table:table-cell>
          <table:table-cell table:number-columns-repeated="50"/>
        </table:table-row>
        <table:table-row table:style-name="ro1">
          <table:table-cell table:formula="of:=VALUE(MID([.A12]; 1; 8))" office:value-type="float" office:value="0.209817" calcext:value-type="float">
            <text:p>0.209817</text:p>
          </table:table-cell>
          <table:table-cell table:formula="of:=VALUE(MID([.B12]; 1; 8))" office:value-type="float" office:value="1.189441" calcext:value-type="float">
            <text:p>1.189441</text:p>
          </table:table-cell>
          <table:table-cell/>
          <table:table-cell table:formula="of:=VALUE(MID([.D12]; 1; 8))" office:value-type="float" office:value="0.616211" calcext:value-type="float">
            <text:p>0.616211</text:p>
          </table:table-cell>
          <table:table-cell table:formula="of:=VALUE(MID([.E12]; 1; 8))" office:value-type="float" office:value="940.653" calcext:value-type="float">
            <text:p>940.653</text:p>
          </table:table-cell>
          <table:table-cell/>
          <table:table-cell table:formula="of:=VALUE(MID([.G12]; 1; 8))" office:value-type="float" office:value="0.167363" calcext:value-type="float">
            <text:p>0.167363</text:p>
          </table:table-cell>
          <table:table-cell table:formula="of:=VALUE(MID([.H12]; 1; 8))" office:value-type="float" office:value="0.044786" calcext:value-type="float">
            <text:p>0.044786</text:p>
          </table:table-cell>
          <table:table-cell/>
          <table:table-cell table:formula="of:=VALUE(MID([.J12]; 1; 8))" office:value-type="float" office:value="15.47227" calcext:value-type="float">
            <text:p>15.47227</text:p>
          </table:table-cell>
          <table:table-cell table:formula="of:=VALUE(MID([.K12]; 1; 8))" office:value-type="float" office:value="1006.408" calcext:value-type="float">
            <text:p>1006.408</text:p>
          </table:table-cell>
          <table:table-cell/>
          <table:table-cell table:formula="of:=VALUE(MID([.M12]; 1; 8))" office:value-type="float" office:value="0.168769" calcext:value-type="float">
            <text:p>0.168769</text:p>
          </table:table-cell>
          <table:table-cell table:formula="of:=VALUE(MID([.N12]; 1; 8))" office:value-type="float" office:value="0.187963" calcext:value-type="float">
            <text:p>0.187963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63"/>
        </table:table-row>
        <table:table-row table:style-name="ro1">
          <table:table-cell table:formula="of:=AVERAGE([.A15:.A24])" office:value-type="float" office:value="0.2600195" calcext:value-type="float">
            <text:p>0.2600195</text:p>
          </table:table-cell>
          <table:table-cell table:formula="of:=AVERAGE([.B15:.B24])" office:value-type="float" office:value="13.1846626" calcext:value-type="float">
            <text:p>13.1846626</text:p>
          </table:table-cell>
          <table:table-cell/>
          <table:table-cell table:formula="of:=AVERAGE([.D15:.D24])" office:value-type="float" office:value="0.4918613" calcext:value-type="float">
            <text:p>0.4918613</text:p>
          </table:table-cell>
          <table:table-cell table:formula="of:=AVERAGE([.E15:.E24])" office:value-type="float" office:value="652.169687" calcext:value-type="float">
            <text:p>652.169687</text:p>
          </table:table-cell>
          <table:table-cell/>
          <table:table-cell table:formula="of:=AVERAGE([.G15:.G24])" office:value-type="float" office:value="0.4283205" calcext:value-type="float">
            <text:p>0.4283205</text:p>
          </table:table-cell>
          <table:table-cell table:formula="of:=AVERAGE([.H15:.H24])" office:value-type="float" office:value="0.0459219" calcext:value-type="float">
            <text:p>0.0459219</text:p>
          </table:table-cell>
          <table:table-cell/>
          <table:table-cell table:formula="of:=AVERAGE([.J15:.J24])" office:value-type="float" office:value="12.439716" calcext:value-type="float">
            <text:p>12.439716</text:p>
          </table:table-cell>
          <table:table-cell table:formula="of:=AVERAGE([.K15:.K24])" office:value-type="float" office:value="1006.4944" calcext:value-type="float">
            <text:p>1006.4944</text:p>
          </table:table-cell>
          <table:table-cell/>
          <table:table-cell table:formula="of:=AVERAGE([.M15:.M24])" office:value-type="float" office:value="0.3791128" calcext:value-type="float">
            <text:p>0.3791128</text:p>
          </table:table-cell>
          <table:table-cell table:formula="of:=AVERAGE([.N15:.N24])" office:value-type="float" office:value="0.1735727" calcext:value-type="float">
            <text:p>0.1735727</text:p>
          </table:table-cell>
          <table:table-cell table:number-columns-repeated="50"/>
        </table:table-row>
      </table:table>
      <table:table table:name="retrain train time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</table:table-row>
        <table:table-row table:style-name="ro1">
          <table:table-cell office:value-type="string" calcext:value-type="string">
            <text:p>retrain_training_time:</text:p>
          </table:table-cell>
          <table:table-cell table:number-columns-repeated="13"/>
        </table:table-row>
        <table:table-row table:style-name="ro1">
          <table:table-cell office:value-type="float" office:value="0.136045" calcext:value-type="float">
            <text:p>0.136045</text:p>
          </table:table-cell>
          <table:table-cell office:value-type="float" office:value="74.461187" calcext:value-type="float">
            <text:p>74.461187</text:p>
          </table:table-cell>
          <table:table-cell/>
          <table:table-cell office:value-type="float" office:value="0.676233" calcext:value-type="float">
            <text:p>0.676233</text:p>
          </table:table-cell>
          <table:table-cell office:value-type="float" office:value="1000.220085" calcext:value-type="float">
            <text:p>1000.220085</text:p>
          </table:table-cell>
          <table:table-cell/>
          <table:table-cell office:value-type="float" office:value="0.177232" calcext:value-type="float">
            <text:p>0.177232</text:p>
          </table:table-cell>
          <table:table-cell office:value-type="float" office:value="0.040429" calcext:value-type="float">
            <text:p>0.040429</text:p>
          </table:table-cell>
          <table:table-cell/>
          <table:table-cell office:value-type="float" office:value="12.286099" calcext:value-type="float">
            <text:p>12.286099</text:p>
          </table:table-cell>
          <table:table-cell office:value-type="float" office:value="1007.906856" calcext:value-type="float">
            <text:p>1007.906856</text:p>
          </table:table-cell>
          <table:table-cell/>
          <table:table-cell office:value-type="float" office:value="0.1682" calcext:value-type="float">
            <text:p>0.1682</text:p>
          </table:table-cell>
          <table:table-cell office:value-type="float" office:value="0.218424" calcext:value-type="float">
            <text:p>0.218424</text:p>
          </table:table-cell>
        </table:table-row>
        <table:table-row table:style-name="ro1">
          <table:table-cell office:value-type="float" office:value="0.134863" calcext:value-type="float">
            <text:p>0.134863</text:p>
          </table:table-cell>
          <table:table-cell office:value-type="float" office:value="1.821655" calcext:value-type="float">
            <text:p>1.821655</text:p>
          </table:table-cell>
          <table:table-cell/>
          <table:table-cell office:value-type="float" office:value="0.763392" calcext:value-type="float">
            <text:p>0.763392</text:p>
          </table:table-cell>
          <table:table-cell office:value-type="float" office:value="880.607017" calcext:value-type="float">
            <text:p>880.607017</text:p>
          </table:table-cell>
          <table:table-cell/>
          <table:table-cell office:value-type="float" office:value="0.325926" calcext:value-type="float">
            <text:p>0.325926</text:p>
          </table:table-cell>
          <table:table-cell office:value-type="float" office:value="0.041647" calcext:value-type="float">
            <text:p>0.041647</text:p>
          </table:table-cell>
          <table:table-cell/>
          <table:table-cell office:value-type="float" office:value="13.032649" calcext:value-type="float">
            <text:p>13.032649</text:p>
          </table:table-cell>
          <table:table-cell office:value-type="float" office:value="1007.171529" calcext:value-type="float">
            <text:p>1007.171529</text:p>
          </table:table-cell>
          <table:table-cell/>
          <table:table-cell office:value-type="float" office:value="0.146916" calcext:value-type="float">
            <text:p>0.146916</text:p>
          </table:table-cell>
          <table:table-cell office:value-type="float" office:value="0.232126" calcext:value-type="float">
            <text:p>0.232126</text:p>
          </table:table-cell>
        </table:table-row>
        <table:table-row table:style-name="ro1">
          <table:table-cell office:value-type="float" office:value="0.170239" calcext:value-type="float">
            <text:p>0.170239</text:p>
          </table:table-cell>
          <table:table-cell office:value-type="float" office:value="1.48618" calcext:value-type="float">
            <text:p>1.48618</text:p>
          </table:table-cell>
          <table:table-cell/>
          <table:table-cell office:value-type="float" office:value="1.309128" calcext:value-type="float">
            <text:p>1.309128</text:p>
          </table:table-cell>
          <table:table-cell office:value-type="float" office:value="44.96361" calcext:value-type="float">
            <text:p>44.96361</text:p>
          </table:table-cell>
          <table:table-cell/>
          <table:table-cell office:value-type="float" office:value="0.611332" calcext:value-type="float">
            <text:p>0.611332</text:p>
          </table:table-cell>
          <table:table-cell office:value-type="float" office:value="0.044246" calcext:value-type="float">
            <text:p>0.044246</text:p>
          </table:table-cell>
          <table:table-cell/>
          <table:table-cell office:value-type="float" office:value="12.866413" calcext:value-type="float">
            <text:p>12.866413</text:p>
          </table:table-cell>
          <table:table-cell office:value-type="float" office:value="1007.30528" calcext:value-type="float">
            <text:p>1007.30528</text:p>
          </table:table-cell>
          <table:table-cell/>
          <table:table-cell office:value-type="float" office:value="0.293287" calcext:value-type="float">
            <text:p>0.293287</text:p>
          </table:table-cell>
          <table:table-cell office:value-type="float" office:value="0.163482" calcext:value-type="float">
            <text:p>0.163482</text:p>
          </table:table-cell>
        </table:table-row>
        <table:table-row table:style-name="ro1">
          <table:table-cell office:value-type="float" office:value="0.165285" calcext:value-type="float">
            <text:p>0.165285</text:p>
          </table:table-cell>
          <table:table-cell office:value-type="float" office:value="1.560317" calcext:value-type="float">
            <text:p>1.560317</text:p>
          </table:table-cell>
          <table:table-cell/>
          <table:table-cell office:value-type="float" office:value="0.36803" calcext:value-type="float">
            <text:p>0.36803</text:p>
          </table:table-cell>
          <table:table-cell office:value-type="float" office:value="1000.217468" calcext:value-type="float">
            <text:p>1000.217468</text:p>
          </table:table-cell>
          <table:table-cell/>
          <table:table-cell office:value-type="float" office:value="1.167935" calcext:value-type="float">
            <text:p>1.167935</text:p>
          </table:table-cell>
          <table:table-cell office:value-type="float" office:value="0.039782" calcext:value-type="float">
            <text:p>0.039782</text:p>
          </table:table-cell>
          <table:table-cell/>
          <table:table-cell office:value-type="float" office:value="12.54652" calcext:value-type="float">
            <text:p>12.54652</text:p>
          </table:table-cell>
          <table:table-cell office:value-type="float" office:value="1007.250742" calcext:value-type="float">
            <text:p>1007.250742</text:p>
          </table:table-cell>
          <table:table-cell/>
          <table:table-cell office:value-type="float" office:value="0.66056" calcext:value-type="float">
            <text:p>0.66056</text:p>
          </table:table-cell>
          <table:table-cell office:value-type="float" office:value="0.160408" calcext:value-type="float">
            <text:p>0.160408</text:p>
          </table:table-cell>
        </table:table-row>
        <table:table-row table:style-name="ro1">
          <table:table-cell office:value-type="float" office:value="0.176098" calcext:value-type="float">
            <text:p>0.176098</text:p>
          </table:table-cell>
          <table:table-cell office:value-type="float" office:value="1.38887" calcext:value-type="float">
            <text:p>1.38887</text:p>
          </table:table-cell>
          <table:table-cell/>
          <table:table-cell office:value-type="float" office:value="0.294606" calcext:value-type="float">
            <text:p>0.294606</text:p>
          </table:table-cell>
          <table:table-cell office:value-type="float" office:value="632.735634" calcext:value-type="float">
            <text:p>632.735634</text:p>
          </table:table-cell>
          <table:table-cell/>
          <table:table-cell office:value-type="float" office:value="0.163471" calcext:value-type="float">
            <text:p>0.163471</text:p>
          </table:table-cell>
          <table:table-cell office:value-type="float" office:value="0.039714" calcext:value-type="float">
            <text:p>0.039714</text:p>
          </table:table-cell>
          <table:table-cell/>
          <table:table-cell office:value-type="float" office:value="14.037826" calcext:value-type="float">
            <text:p>14.037826</text:p>
          </table:table-cell>
          <table:table-cell office:value-type="float" office:value="1007.306243" calcext:value-type="float">
            <text:p>1007.306243</text:p>
          </table:table-cell>
          <table:table-cell/>
          <table:table-cell office:value-type="float" office:value="0.080915" calcext:value-type="float">
            <text:p>0.080915</text:p>
          </table:table-cell>
          <table:table-cell office:value-type="float" office:value="0.169744" calcext:value-type="float">
            <text:p>0.169744</text:p>
          </table:table-cell>
        </table:table-row>
        <table:table-row table:style-name="ro1">
          <table:table-cell office:value-type="float" office:value="0.141589" calcext:value-type="float">
            <text:p>0.141589</text:p>
          </table:table-cell>
          <table:table-cell office:value-type="float" office:value="1.359334" calcext:value-type="float">
            <text:p>1.359334</text:p>
          </table:table-cell>
          <table:table-cell/>
          <table:table-cell office:value-type="float" office:value="0.41669" calcext:value-type="float">
            <text:p>0.41669</text:p>
          </table:table-cell>
          <table:table-cell office:value-type="float" office:value="1000.198794" calcext:value-type="float">
            <text:p>1000.198794</text:p>
          </table:table-cell>
          <table:table-cell/>
          <table:table-cell office:value-type="float" office:value="1.31332" calcext:value-type="float">
            <text:p>1.31332</text:p>
          </table:table-cell>
          <table:table-cell office:value-type="float" office:value="0.041566" calcext:value-type="float">
            <text:p>0.041566</text:p>
          </table:table-cell>
          <table:table-cell/>
          <table:table-cell office:value-type="float" office:value="12.82012" calcext:value-type="float">
            <text:p>12.82012</text:p>
          </table:table-cell>
          <table:table-cell office:value-type="float" office:value="1007.053982" calcext:value-type="float">
            <text:p>1007.053982</text:p>
          </table:table-cell>
          <table:table-cell/>
          <table:table-cell office:value-type="float" office:value="0.085371" calcext:value-type="float">
            <text:p>0.085371</text:p>
          </table:table-cell>
          <table:table-cell office:value-type="float" office:value="0.192902" calcext:value-type="float">
            <text:p>0.192902</text:p>
          </table:table-cell>
        </table:table-row>
        <table:table-row table:style-name="ro1">
          <table:table-cell office:value-type="float" office:value="0.237714" calcext:value-type="float">
            <text:p>0.237714</text:p>
          </table:table-cell>
          <table:table-cell office:value-type="float" office:value="1.179225" calcext:value-type="float">
            <text:p>1.179225</text:p>
          </table:table-cell>
          <table:table-cell/>
          <table:table-cell office:value-type="float" office:value="0.559768" calcext:value-type="float">
            <text:p>0.559768</text:p>
          </table:table-cell>
          <table:table-cell office:value-type="float" office:value="1000.297536" calcext:value-type="float">
            <text:p>1000.297536</text:p>
          </table:table-cell>
          <table:table-cell/>
          <table:table-cell office:value-type="float" office:value="0.093256" calcext:value-type="float">
            <text:p>0.093256</text:p>
          </table:table-cell>
          <table:table-cell office:value-type="float" office:value="0.043395" calcext:value-type="float">
            <text:p>0.043395</text:p>
          </table:table-cell>
          <table:table-cell/>
          <table:table-cell office:value-type="float" office:value="12.158906" calcext:value-type="float">
            <text:p>12.158906</text:p>
          </table:table-cell>
          <table:table-cell office:value-type="float" office:value="1006.955584" calcext:value-type="float">
            <text:p>1006.955584</text:p>
          </table:table-cell>
          <table:table-cell/>
          <table:table-cell office:value-type="float" office:value="0.096206" calcext:value-type="float">
            <text:p>0.096206</text:p>
          </table:table-cell>
          <table:table-cell office:value-type="float" office:value="0.164333" calcext:value-type="float">
            <text:p>0.164333</text:p>
          </table:table-cell>
        </table:table-row>
        <table:table-row table:style-name="ro1">
          <table:table-cell office:value-type="float" office:value="0.154053" calcext:value-type="float">
            <text:p>0.154053</text:p>
          </table:table-cell>
          <table:table-cell office:value-type="float" office:value="1.374327" calcext:value-type="float">
            <text:p>1.374327</text:p>
          </table:table-cell>
          <table:table-cell/>
          <table:table-cell office:value-type="float" office:value="0.738878" calcext:value-type="float">
            <text:p>0.738878</text:p>
          </table:table-cell>
          <table:table-cell office:value-type="float" office:value="73.833312" calcext:value-type="float">
            <text:p>73.833312</text:p>
          </table:table-cell>
          <table:table-cell/>
          <table:table-cell office:value-type="float" office:value="0.160551" calcext:value-type="float">
            <text:p>0.160551</text:p>
          </table:table-cell>
          <table:table-cell office:value-type="float" office:value="0.042684" calcext:value-type="float">
            <text:p>0.042684</text:p>
          </table:table-cell>
          <table:table-cell/>
          <table:table-cell office:value-type="float" office:value="12.58143" calcext:value-type="float">
            <text:p>12.58143</text:p>
          </table:table-cell>
          <table:table-cell office:value-type="float" office:value="1007.830998" calcext:value-type="float">
            <text:p>1007.830998</text:p>
          </table:table-cell>
          <table:table-cell/>
          <table:table-cell office:value-type="float" office:value="2.477118" calcext:value-type="float">
            <text:p>2.477118</text:p>
          </table:table-cell>
          <table:table-cell office:value-type="float" office:value="0.173537" calcext:value-type="float">
            <text:p>0.173537</text:p>
          </table:table-cell>
        </table:table-row>
        <table:table-row table:style-name="ro1">
          <table:table-cell office:value-type="float" office:value="0.171044" calcext:value-type="float">
            <text:p>0.171044</text:p>
          </table:table-cell>
          <table:table-cell office:value-type="float" office:value="1.745041" calcext:value-type="float">
            <text:p>1.745041</text:p>
          </table:table-cell>
          <table:table-cell/>
          <table:table-cell office:value-type="float" office:value="0.39414" calcext:value-type="float">
            <text:p>0.39414</text:p>
          </table:table-cell>
          <table:table-cell office:value-type="float" office:value="1000.30196" calcext:value-type="float">
            <text:p>1000.30196</text:p>
          </table:table-cell>
          <table:table-cell/>
          <table:table-cell office:value-type="float" office:value="0.083036" calcext:value-type="float">
            <text:p>0.083036</text:p>
          </table:table-cell>
          <table:table-cell office:value-type="float" office:value="0.043087" calcext:value-type="float">
            <text:p>0.043087</text:p>
          </table:table-cell>
          <table:table-cell/>
          <table:table-cell office:value-type="float" office:value="12.544724" calcext:value-type="float">
            <text:p>12.544724</text:p>
          </table:table-cell>
          <table:table-cell office:value-type="float" office:value="1007.3988" calcext:value-type="float">
            <text:p>1007.3988</text:p>
          </table:table-cell>
          <table:table-cell/>
          <table:table-cell office:value-type="float" office:value="0.141822" calcext:value-type="float">
            <text:p>0.141822</text:p>
          </table:table-cell>
          <table:table-cell office:value-type="float" office:value="0.146318" calcext:value-type="float">
            <text:p>0.146318</text:p>
          </table:table-cell>
        </table:table-row>
        <table:table-row table:style-name="ro1">
          <table:table-cell office:value-type="float" office:value="0.164993" calcext:value-type="float">
            <text:p>0.164993</text:p>
          </table:table-cell>
          <table:table-cell office:value-type="float" office:value="1.121806" calcext:value-type="float">
            <text:p>1.121806</text:p>
          </table:table-cell>
          <table:table-cell/>
          <table:table-cell office:value-type="float" office:value="0.907022" calcext:value-type="float">
            <text:p>0.907022</text:p>
          </table:table-cell>
          <table:table-cell office:value-type="float" office:value="1000.187654" calcext:value-type="float">
            <text:p>1000.187654</text:p>
          </table:table-cell>
          <table:table-cell/>
          <table:table-cell office:value-type="float" office:value="0.17024" calcext:value-type="float">
            <text:p>0.17024</text:p>
          </table:table-cell>
          <table:table-cell office:value-type="float" office:value="0.043851" calcext:value-type="float">
            <text:p>0.043851</text:p>
          </table:table-cell>
          <table:table-cell/>
          <table:table-cell office:value-type="float" office:value="13.7635" calcext:value-type="float">
            <text:p>13.7635</text:p>
          </table:table-cell>
          <table:table-cell office:value-type="float" office:value="1008.241883" calcext:value-type="float">
            <text:p>1008.241883</text:p>
          </table:table-cell>
          <table:table-cell/>
          <table:table-cell office:value-type="float" office:value="0.176075" calcext:value-type="float">
            <text:p>0.176075</text:p>
          </table:table-cell>
          <table:table-cell office:value-type="float" office:value="0.227628" calcext:value-type="float">
            <text:p>0.2276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formula="of:=AVERAGE([.A3:.A12])" office:value-type="float" office:value="0.1651923" calcext:value-type="float">
            <text:p>0.1651923</text:p>
          </table:table-cell>
          <table:table-cell table:formula="of:=AVERAGE([.B3:.B12])" office:value-type="float" office:value="8.7497942" calcext:value-type="float">
            <text:p>8.7497942</text:p>
          </table:table-cell>
          <table:table-cell/>
          <table:table-cell table:formula="of:=AVERAGE([.D3:.D12])" office:value-type="float" office:value="0.6427887" calcext:value-type="float">
            <text:p>0.6427887</text:p>
          </table:table-cell>
          <table:table-cell table:formula="of:=AVERAGE([.E3:.E12])" office:value-type="float" office:value="763.356307" calcext:value-type="float">
            <text:p>763.356307</text:p>
          </table:table-cell>
          <table:table-cell/>
          <table:table-cell table:formula="of:=AVERAGE([.G3:.G12])" office:value-type="float" office:value="0.4266299" calcext:value-type="float">
            <text:p>0.4266299</text:p>
          </table:table-cell>
          <table:table-cell table:formula="of:=AVERAGE([.H3:.H12])" office:value-type="float" office:value="0.0420401" calcext:value-type="float">
            <text:p>0.0420401</text:p>
          </table:table-cell>
          <table:table-cell/>
          <table:table-cell table:formula="of:=AVERAGE([.J3:.J12])" office:value-type="float" office:value="12.8638187" calcext:value-type="float">
            <text:p>12.8638187</text:p>
          </table:table-cell>
          <table:table-cell table:formula="of:=AVERAGE([.K3:.K12])" office:value-type="float" office:value="1007.4421897" calcext:value-type="float">
            <text:p>1007.4421897</text:p>
          </table:table-cell>
          <table:table-cell/>
          <table:table-cell table:formula="of:=AVERAGE([.M3:.M12])" office:value-type="float" office:value="0.432647" calcext:value-type="float">
            <text:p>0.432647</text:p>
          </table:table-cell>
          <table:table-cell table:formula="of:=AVERAGE([.N3:.N12])" office:value-type="float" office:value="0.1848902" calcext:value-type="float">
            <text:p>0.1848902</text:p>
          </table:table-cell>
        </table:table-row>
      </table:table>
      <table:table table:name="rule_size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</table:table-row>
        <table:table-row table:style-name="ro1">
          <table:table-cell office:value-type="string" calcext:value-type="string">
            <text:p>rule_size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formula="of:=AVERAGE([.A3:.A12])" office:value-type="float" office:value="8.3" calcext:value-type="float">
            <text:p>8.3</text:p>
          </table:table-cell>
          <table:table-cell table:formula="of:=AVERAGE([.B3:.B12])" office:value-type="float" office:value="9.6" calcext:value-type="float">
            <text:p>9.6</text:p>
          </table:table-cell>
          <table:table-cell/>
          <table:table-cell table:formula="of:=AVERAGE([.D3:.D12])" office:value-type="float" office:value="7.4" calcext:value-type="float">
            <text:p>7.4</text:p>
          </table:table-cell>
          <table:table-cell table:formula="of:=AVERAGE([.E3:.E12])" office:value-type="float" office:value="10.5" calcext:value-type="float">
            <text:p>10.5</text:p>
          </table:table-cell>
          <table:table-cell/>
          <table:table-cell table:formula="of:=AVERAGE([.G3:.G12])" office:value-type="float" office:value="3.1" calcext:value-type="float">
            <text:p>3.1</text:p>
          </table:table-cell>
          <table:table-cell table:formula="of:=AVERAGE([.H3:.H12])" office:value-type="float" office:value="0" calcext:value-type="float">
            <text:p>0</text:p>
          </table:table-cell>
          <table:table-cell/>
          <table:table-cell table:formula="of:=AVERAGE([.J3:.J12])" office:value-type="float" office:value="2.9" calcext:value-type="float">
            <text:p>2.9</text:p>
          </table:table-cell>
          <table:table-cell table:formula="of:=AVERAGE([.K3:.K12])" office:value-type="float" office:value="3" calcext:value-type="float">
            <text:p>3</text:p>
          </table:table-cell>
          <table:table-cell/>
          <table:table-cell table:formula="of:=AVERAGE([.M3:.M12])" office:value-type="float" office:value="2.8" calcext:value-type="float">
            <text:p>2.8</text:p>
          </table:table-cell>
          <table:table-cell table:formula="of:=AVERAGE([.N3:.N12])" office:value-type="float" office:value="1.9" calcext:value-type="float">
            <text:p>1.9</text:p>
          </table:table-cell>
        </table:table-row>
      </table:table>
      <table:table table:name="quantile test_acc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</table:table-row>
        <table:table-row table:style-name="ro1">
          <table:table-cell office:value-type="string" calcext:value-type="string">
            <text:p>test_acc_holdout:</text:p>
          </table:table-cell>
          <table:table-cell table:number-columns-repeated="13"/>
        </table:table-row>
      </table:table>
      <table:table table:name="quantile rule_size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imli ionosphere</text:p>
          </table:table-cell>
          <table:table-cell office:value-type="string" calcext:value-type="string">
            <text:p>mlic ionosphere</text:p>
          </table:table-cell>
          <table:table-cell/>
          <table:table-cell office:value-type="string" calcext:value-type="string">
            <text:p>imli wdbc</text:p>
          </table:table-cell>
          <table:table-cell office:value-type="string" calcext:value-type="string">
            <text:p>mlic wdbc</text:p>
          </table:table-cell>
          <table:table-cell/>
          <table:table-cell office:value-type="string" calcext:value-type="string">
            <text:p>imli transfusion</text:p>
          </table:table-cell>
          <table:table-cell office:value-type="string" calcext:value-type="string">
            <text:p>mlic transfusion</text:p>
          </table:table-cell>
          <table:table-cell/>
          <table:table-cell office:value-type="string" calcext:value-type="string">
            <text:p>imli adult</text:p>
          </table:table-cell>
          <table:table-cell office:value-type="string" calcext:value-type="string">
            <text:p>mlic adult</text:p>
          </table:table-cell>
          <table:table-cell/>
          <table:table-cell office:value-type="string" calcext:value-type="string">
            <text:p>imli liver</text:p>
          </table:table-cell>
          <table:table-cell office:value-type="string" calcext:value-type="string">
            <text:p>mlic liver</text:p>
          </table:table-cell>
        </table:table-row>
        <table:table-row table:style-name="ro1">
          <table:table-cell office:value-type="string" calcext:value-type="string">
            <text:p>rule_size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AVERAGE([.A3:.A12])" office:value-type="float" office:value="17.9" calcext:value-type="float">
            <text:p>17.9</text:p>
          </table:table-cell>
          <table:table-cell table:formula="of:=AVERAGE([.B3:.B12])" office:value-type="float" office:value="15.3" calcext:value-type="float">
            <text:p>15.3</text:p>
          </table:table-cell>
          <table:table-cell/>
          <table:table-cell table:formula="of:=AVERAGE([.D3:.D12])" office:value-type="float" office:value="8.5" calcext:value-type="float">
            <text:p>8.5</text:p>
          </table:table-cell>
          <table:table-cell table:number-columns-repeated="2"/>
          <table:table-cell table:formula="of:=AVERAGE([.G3:.G12])" office:value-type="float" office:value="6.2" calcext:value-type="float">
            <text:p>6.2</text:p>
          </table:table-cell>
          <table:table-cell table:formula="of:=AVERAGE([.H3:.H12])" office:value-type="float" office:value="4.2" calcext:value-type="float">
            <text:p>4.2</text:p>
          </table:table-cell>
          <table:table-cell table:number-columns-repeated="4"/>
          <table:table-cell table:formula="of:=AVERAGE([.M3:.M12])" office:value-type="float" office:value="7.7" calcext:value-type="float">
            <text:p>7.7</text:p>
          </table:table-cell>
          <table:table-cell table:formula="of:=AVERAGE([.N3:.N12])" office:value-type="float" office:value="14" calcext:value-type="float">
            <text:p>14</text:p>
          </table:table-cell>
        </table:table-row>
      </table:table>
      <table:table table:name="Sheet8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7:04:18.528749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3:06:51.913088456</meta:creation-date>
    <meta:generator>LibreOffice/6.4.6.2$Linux_X86_64 LibreOffice_project/40$Build-2</meta:generator>
    <dc:date>2020-12-26T22:17:46.926400662</dc:date>
    <meta:editing-duration>PT6H40M21S</meta:editing-duration>
    <meta:editing-cycles>5</meta:editing-cycles>
    <meta:document-statistic meta:table-count="8" meta:cell-count="911" meta:object-count="0"/>
  </office:meta>
</office:document-meta>
</file>